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/>
    <style:style style:name="ce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/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shapes>
          <draw:frame draw:z-index="0" draw:style-name="gr1" draw:text-style-name="P1" svg:width="6.2988in" svg:height="3.5429in" svg:x="9.1504in" svg:y="0.748in">
            <draw:object draw:notify-on-update-of-ranges="Página1.B5:Página1.B13 Página1.C5:Página1.C13 Página1.C15:Página1.C23 Página1.C15:Página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02in" svg:height="3.5358in" svg:x="9.3917in" svg:y="4.4768in">
            <draw:object draw:notify-on-update-of-ranges="Página1.B7:Página1.B13 Página1.D7:Página1.D13 Página1.D15:Página1.D23 Página1.D15:Página1.D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302in" svg:height="4.5929in" svg:x="9.561in" svg:y="8.2957in">
            <draw:object draw:notify-on-update-of-ranges="Página1.B5:Página1.B13 Página1.E5:Página1.E13 Página1.E15:Página1.E23 Página1.E15:Página1.E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886in" svg:height="3.5323in" svg:x="15.8736in" svg:y="0.6646in">
            <draw:object draw:notify-on-update-of-ranges="Página1.B5:Página1.B13 Página1.F5:Página1.F13 Página1.F15:Página1.F23 Página1.F15:Página1.F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T(°C)</text:p>
          </table:table-cell>
          <table:table-cell table:style-name="ce1" office:value-type="string" calcext:value-type="string">
            <text:p>CuNi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PTC</text:p>
          </table:table-cell>
          <table:table-cell table:style-name="ce1" office:value-type="string" calcext:value-type="string">
            <text:p>NTC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21" calcext:value-type="float">
            <text:p>21.0</text:p>
          </table:table-cell>
          <table:table-cell table:style-name="ce3" office:value-type="float" office:value="55.3" calcext:value-type="float">
            <text:p>55.3</text:p>
          </table:table-cell>
          <table:table-cell table:style-name="ce3" office:value-type="float" office:value="31.4" calcext:value-type="float">
            <text:p>31.4</text:p>
          </table:table-cell>
          <table:table-cell table:style-name="ce3" office:value-type="float" office:value="96.8" calcext:value-type="float">
            <text:p>96.8</text:p>
          </table:table-cell>
          <table:table-cell table:style-name="ce3" office:value-type="float" office:value="107.2" calcext:value-type="float">
            <text:p>107.2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35" calcext:value-type="float">
            <text:p>35.0</text:p>
          </table:table-cell>
          <table:table-cell table:style-name="ce3" office:value-type="float" office:value="55.7" calcext:value-type="float">
            <text:p>55.7</text:p>
          </table:table-cell>
          <table:table-cell table:style-name="ce3" office:value-type="float" office:value="31.5" calcext:value-type="float">
            <text:p>31.5</text:p>
          </table:table-cell>
          <table:table-cell table:style-name="ce3" office:value-type="float" office:value="102.5" calcext:value-type="float">
            <text:p>102.5</text:p>
          </table:table-cell>
          <table:table-cell table:style-name="ce3" office:value-type="float" office:value="63.8" calcext:value-type="float">
            <text:p>63.8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40" calcext:value-type="float">
            <text:p>40.0</text:p>
          </table:table-cell>
          <table:table-cell table:style-name="ce3" office:value-type="float" office:value="55.4" calcext:value-type="float">
            <text:p>55.4</text:p>
          </table:table-cell>
          <table:table-cell table:style-name="ce3" office:value-type="float" office:value="31.3" calcext:value-type="float">
            <text:p>31.3</text:p>
          </table:table-cell>
          <table:table-cell table:style-name="ce3" office:value-type="float" office:value="106.6" calcext:value-type="float">
            <text:p>106.6</text:p>
          </table:table-cell>
          <table:table-cell table:style-name="ce3" office:value-type="float" office:value="54.5" calcext:value-type="float">
            <text:p>54.5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45" calcext:value-type="float">
            <text:p>45.0</text:p>
          </table:table-cell>
          <table:table-cell table:style-name="ce3" office:value-type="float" office:value="55.3" calcext:value-type="float">
            <text:p>55.3</text:p>
          </table:table-cell>
          <table:table-cell table:style-name="ce3" office:value-type="float" office:value="31.8" calcext:value-type="float">
            <text:p>31.8</text:p>
          </table:table-cell>
          <table:table-cell table:style-name="ce3" office:value-type="float" office:value="114" calcext:value-type="float">
            <text:p>114.0</text:p>
          </table:table-cell>
          <table:table-cell table:style-name="ce3" office:value-type="float" office:value="47.9" calcext:value-type="float">
            <text:p>47.9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50" calcext:value-type="float">
            <text:p>50.0</text:p>
          </table:table-cell>
          <table:table-cell table:style-name="ce3" office:value-type="float" office:value="55.2" calcext:value-type="float">
            <text:p>55.2</text:p>
          </table:table-cell>
          <table:table-cell table:style-name="ce3" office:value-type="float" office:value="32.2" calcext:value-type="float">
            <text:p>32.2</text:p>
          </table:table-cell>
          <table:table-cell table:style-name="ce3" office:value-type="float" office:value="128.9" calcext:value-type="float">
            <text:p>128.9</text:p>
          </table:table-cell>
          <table:table-cell table:style-name="ce3" office:value-type="float" office:value="39.3" calcext:value-type="float">
            <text:p>39.3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55" calcext:value-type="float">
            <text:p>55.0</text:p>
          </table:table-cell>
          <table:table-cell table:style-name="ce3" office:value-type="float" office:value="55" calcext:value-type="float">
            <text:p>55.0</text:p>
          </table:table-cell>
          <table:table-cell table:style-name="ce3" office:value-type="float" office:value="32.6" calcext:value-type="float">
            <text:p>32.6</text:p>
          </table:table-cell>
          <table:table-cell table:style-name="ce3" office:value-type="float" office:value="163.2" calcext:value-type="float">
            <text:p>163.2</text:p>
          </table:table-cell>
          <table:table-cell table:style-name="ce3" office:value-type="float" office:value="34" calcext:value-type="float">
            <text:p>34.0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60" calcext:value-type="float">
            <text:p>60.0</text:p>
          </table:table-cell>
          <table:table-cell table:style-name="ce3" office:value-type="float" office:value="54.9" calcext:value-type="float">
            <text:p>54.9</text:p>
          </table:table-cell>
          <table:table-cell table:style-name="ce3" office:value-type="float" office:value="33.1" calcext:value-type="float">
            <text:p>33.1</text:p>
          </table:table-cell>
          <table:table-cell table:style-name="ce3" office:value-type="float" office:value="251" calcext:value-type="float">
            <text:p>251.0</text:p>
          </table:table-cell>
          <table:table-cell table:style-name="ce3" office:value-type="float" office:value="29.6" calcext:value-type="float">
            <text:p>29.6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65" calcext:value-type="float">
            <text:p>65.0</text:p>
          </table:table-cell>
          <table:table-cell table:style-name="ce3" office:value-type="float" office:value="55.1" calcext:value-type="float">
            <text:p>55.1</text:p>
          </table:table-cell>
          <table:table-cell table:style-name="ce3" office:value-type="float" office:value="33.6" calcext:value-type="float">
            <text:p>33.6</text:p>
          </table:table-cell>
          <table:table-cell table:style-name="ce3" office:value-type="float" office:value="410" calcext:value-type="float">
            <text:p>410.0</text:p>
          </table:table-cell>
          <table:table-cell table:style-name="ce3" office:value-type="float" office:value="24.3" calcext:value-type="float">
            <text:p>24.3</text:p>
          </table:table-cell>
          <table:table-cell table:number-columns-repeated="58"/>
        </table:table-row>
        <table:table-row table:style-name="ro2">
          <table:table-cell/>
          <table:table-cell table:style-name="ce2" office:value-type="float" office:value="70" calcext:value-type="float">
            <text:p>70.0</text:p>
          </table:table-cell>
          <table:table-cell table:style-name="ce3" office:value-type="float" office:value="55.2" calcext:value-type="float">
            <text:p>55.2</text:p>
          </table:table-cell>
          <table:table-cell table:style-name="ce3" office:value-type="float" office:value="34.1" calcext:value-type="float">
            <text:p>34.1</text:p>
          </table:table-cell>
          <table:table-cell table:style-name="ce3" office:value-type="float" office:value="904" calcext:value-type="float">
            <text:p>904.0</text:p>
          </table:table-cell>
          <table:table-cell table:style-name="ce3" office:value-type="float" office:value="20.7" calcext:value-type="float">
            <text:p>20.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5]*0.01 +0.3" office:value-type="float" office:value="0.853" calcext:value-type="float">
            <text:p>0.9</text:p>
          </table:table-cell>
          <table:table-cell table:style-name="ce9" table:formula="of:=[.D5]*0.01 +0.3" office:value-type="float" office:value="0.614" calcext:value-type="float">
            <text:p>0.6</text:p>
          </table:table-cell>
          <table:table-cell table:style-name="ce9" table:formula="of:=[.E5]*0.01 +0.3" office:value-type="float" office:value="1.268" calcext:value-type="float">
            <text:p>1.3</text:p>
          </table:table-cell>
          <table:table-cell table:style-name="ce9" table:formula="of:=[.F5]*0.01 +0.3" office:value-type="float" office:value="1.372" calcext:value-type="float">
            <text:p>1.4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6]*0.01 +0.3" office:value-type="float" office:value="0.857" calcext:value-type="float">
            <text:p>0.9</text:p>
          </table:table-cell>
          <table:table-cell table:style-name="ce9" table:formula="of:=[.D6]*0.01 +0.3" office:value-type="float" office:value="0.615" calcext:value-type="float">
            <text:p>0.6</text:p>
          </table:table-cell>
          <table:table-cell table:style-name="ce9" table:formula="of:=[.E6]*0.01 +0.3" office:value-type="float" office:value="1.325" calcext:value-type="float">
            <text:p>1.3</text:p>
          </table:table-cell>
          <table:table-cell table:style-name="ce9" table:formula="of:=[.F6]*0.01 +0.3" office:value-type="float" office:value="0.938" calcext:value-type="float">
            <text:p>0.9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7]*0.01 +0.3" office:value-type="float" office:value="0.854" calcext:value-type="float">
            <text:p>0.9</text:p>
          </table:table-cell>
          <table:table-cell table:style-name="ce9" table:formula="of:=[.D7]*0.01 +0.3" office:value-type="float" office:value="0.613" calcext:value-type="float">
            <text:p>0.6</text:p>
          </table:table-cell>
          <table:table-cell table:style-name="ce9" table:formula="of:=[.E7]*0.01 +0.3" office:value-type="float" office:value="1.366" calcext:value-type="float">
            <text:p>1.4</text:p>
          </table:table-cell>
          <table:table-cell table:style-name="ce9" table:formula="of:=[.F7]*0.01 +0.3" office:value-type="float" office:value="0.845" calcext:value-type="float">
            <text:p>0.8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8]*0.01 +0.3" office:value-type="float" office:value="0.853" calcext:value-type="float">
            <text:p>0.9</text:p>
          </table:table-cell>
          <table:table-cell table:style-name="ce9" table:formula="of:=[.D8]*0.01 +0.3" office:value-type="float" office:value="0.618" calcext:value-type="float">
            <text:p>0.6</text:p>
          </table:table-cell>
          <table:table-cell table:style-name="ce9" table:formula="of:=[.E8]*0.01 +0.3" office:value-type="float" office:value="1.44" calcext:value-type="float">
            <text:p>1.4</text:p>
          </table:table-cell>
          <table:table-cell table:style-name="ce9" table:formula="of:=[.F8]*0.01 +0.3" office:value-type="float" office:value="0.779" calcext:value-type="float">
            <text:p>0.8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9]*0.01 +0.3" office:value-type="float" office:value="0.852" calcext:value-type="float">
            <text:p>0.9</text:p>
          </table:table-cell>
          <table:table-cell table:style-name="ce9" table:formula="of:=[.D9]*0.01 +0.3" office:value-type="float" office:value="0.622" calcext:value-type="float">
            <text:p>0.6</text:p>
          </table:table-cell>
          <table:table-cell table:style-name="ce9" table:formula="of:=[.E9]*0.01 +0.3" office:value-type="float" office:value="1.589" calcext:value-type="float">
            <text:p>1.6</text:p>
          </table:table-cell>
          <table:table-cell table:style-name="ce9" table:formula="of:=[.F9]*0.01 +0.3" office:value-type="float" office:value="0.693" calcext:value-type="float">
            <text:p>0.7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10]*0.01 +0.3" office:value-type="float" office:value="0.85" calcext:value-type="float">
            <text:p>0.9</text:p>
          </table:table-cell>
          <table:table-cell table:style-name="ce9" table:formula="of:=[.D10]*0.01 +0.3" office:value-type="float" office:value="0.626" calcext:value-type="float">
            <text:p>0.6</text:p>
          </table:table-cell>
          <table:table-cell table:style-name="ce9" table:formula="of:=[.E10]*0.01 +0.3" office:value-type="float" office:value="1.932" calcext:value-type="float">
            <text:p>1.9</text:p>
          </table:table-cell>
          <table:table-cell table:style-name="ce9" table:formula="of:=[.F10]*0.01 +0.3" office:value-type="float" office:value="0.64" calcext:value-type="float">
            <text:p>0.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11]*0.01 +0.3" office:value-type="float" office:value="0.849" calcext:value-type="float">
            <text:p>0.8</text:p>
          </table:table-cell>
          <table:table-cell table:style-name="ce9" table:formula="of:=[.D11]*0.01 +0.3" office:value-type="float" office:value="0.631" calcext:value-type="float">
            <text:p>0.6</text:p>
          </table:table-cell>
          <table:table-cell table:style-name="ce9" table:formula="of:=[.E11]*0.01 +0.3" office:value-type="float" office:value="2.81" calcext:value-type="float">
            <text:p>2.8</text:p>
          </table:table-cell>
          <table:table-cell table:style-name="ce9" table:formula="of:=[.F11]*0.01 +0.3" office:value-type="float" office:value="0.596" calcext:value-type="float">
            <text:p>0.6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12]*0.01 +0.3" office:value-type="float" office:value="0.851" calcext:value-type="float">
            <text:p>0.9</text:p>
          </table:table-cell>
          <table:table-cell table:style-name="ce9" table:formula="of:=[.D12]*0.01 +0.3" office:value-type="float" office:value="0.636" calcext:value-type="float">
            <text:p>0.6</text:p>
          </table:table-cell>
          <table:table-cell table:style-name="ce9" table:formula="of:=[.E12]*0.01 +0.3" office:value-type="float" office:value="4.4" calcext:value-type="float">
            <text:p>4.4</text:p>
          </table:table-cell>
          <table:table-cell table:style-name="ce9" table:formula="of:=[.F12]*0.01 +0.3" office:value-type="float" office:value="0.543" calcext:value-type="float">
            <text:p>0.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9" table:formula="of:=[.C13]*0.01 +0.3" office:value-type="float" office:value="0.852" calcext:value-type="float">
            <text:p>0.9</text:p>
          </table:table-cell>
          <table:table-cell table:style-name="ce9" table:formula="of:=[.D13]*0.01 +0.3" office:value-type="float" office:value="0.641" calcext:value-type="float">
            <text:p>0.6</text:p>
          </table:table-cell>
          <table:table-cell table:style-name="ce9" table:formula="of:=[.E13]*0.01 +0.3" office:value-type="float" office:value="9.34" calcext:value-type="float">
            <text:p>9.3</text:p>
          </table:table-cell>
          <table:table-cell table:style-name="ce9" table:formula="of:=[.F13]*0.01 +0.3" office:value-type="float" office:value="0.507" calcext:value-type="float">
            <text:p>0.5</text:p>
          </table:table-cell>
          <table:table-cell table:number-columns-repeated="58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ágina2" table:style-name="ta2">
        <office:forms form:automatic-focus="false" form:apply-design-mode="false"/>
        <table:shapes>
          <draw:frame draw:z-index="0" draw:style-name="gr1" draw:text-style-name="P1" svg:width="8.3386in" svg:height="4.5665in" svg:x="8.4346in" svg:y="5.3799in">
            <draw:object draw:notify-on-update-of-ranges="Página2.G6:Página2.G12 Página2.F6:Página2.F12 Página2.H16:Página2.H22 Página2.H16:Página2.H22 Página2.I16:Página2.I22 Página2.I16:Página2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5638in" svg:height="3.5429in" svg:x="0.5465in" svg:y="4.7236in">
            <draw:object draw:notify-on-update-of-ranges="Página2.E6:Página2.E12 Página2.D6:Página2.D12 Página2.F16:Página2.F22 Página2.F16:Página2.F22 Página2.G16:Página2.G22 Página2.G16:Página2.G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 table:number-rows-repeated="4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I(A)</text:p>
          </table:table-cell>
          <table:table-cell office:value-type="string" calcext:value-type="string">
            <text:p>V(V)</text:p>
          </table:table-cell>
          <table:table-cell office:value-type="string" calcext:value-type="string">
            <text:p>R(Ω)</text:p>
          </table:table-cell>
          <table:table-cell office:value-type="string" calcext:value-type="string">
            <text:p>T(°C)</text:p>
          </table:table-cell>
          <table:table-cell office:value-type="string" calcext:value-type="string">
            <text:p>R/R0</text:p>
          </table:table-cell>
          <table:table-cell office:value-type="string" calcext:value-type="string">
            <text:p>T-T0</text:p>
          </table:table-cell>
          <table:table-cell office:value-type="string" calcext:value-type="string">
            <text:p>R/R0^2</text:p>
          </table:table-cell>
          <table:table-cell office:value-type="string" calcext:value-type="string">
            <text:p>T-T0^2</text:p>
          </table:table-cell>
          <table:table-cell office:value-type="string" calcext:value-type="string">
            <text:p>R/R0*(T-T0)</text:p>
          </table:table-cell>
          <table:table-cell table:number-columns-repeated="54"/>
        </table:table-row>
        <table:table-row table:style-name="ro2">
          <table:table-cell/>
          <table:table-cell table:style-name="ce4" office:value-type="float" office:value="0.11" calcext:value-type="float">
            <text:p>0.110</text:p>
          </table:table-cell>
          <table:table-cell table:style-name="ce5" office:value-type="float" office:value="2.28" calcext:value-type="float">
            <text:p>2.280</text:p>
          </table:table-cell>
          <table:table-cell table:style-name="ce5" table:formula="of:=[.C6]/[.B6]" office:value-type="float" office:value="20.7272727272727" calcext:value-type="float">
            <text:p>20.727</text:p>
          </table:table-cell>
          <table:table-cell table:style-name="ce5" office:value-type="float" office:value="23.2" calcext:value-type="float">
            <text:p>23.200</text:p>
          </table:table-cell>
          <table:table-cell table:formula="of:=[.D6]/20.9" office:value-type="float" office:value="0.991735537190082" calcext:value-type="float">
            <text:p>0.991735537190082</text:p>
          </table:table-cell>
          <table:table-cell table:formula="of:=[.E6]-23.1" office:value-type="float" office:value="0.0999999999999979" calcext:value-type="float">
            <text:p>0.099999999999998</text:p>
          </table:table-cell>
          <table:table-cell table:formula="of:=[.F6]^2" office:value-type="float" office:value="0.983539375725699" calcext:value-type="float">
            <text:p>0.983539375725699</text:p>
          </table:table-cell>
          <table:table-cell table:formula="of:=[.G6]^2" office:value-type="float" office:value="0.00999999999999957" calcext:value-type="float">
            <text:p>0.01</text:p>
          </table:table-cell>
          <table:table-cell table:formula="of:=[.F6]*[.G6]" office:value-type="float" office:value="0.099173553719006" calcext:value-type="float">
            <text:p>0.099173553719006</text:p>
          </table:table-cell>
          <table:table-cell/>
          <table:table-cell table:formula="of:=((8*[.G6]-233.7)/(7*13668-233.7^2))^2*[.F16]^2" office:value-type="float" office:value="0.0000000480129820102" calcext:value-type="float">
            <text:p>4.80129820102046E-08</text:p>
          </table:table-cell>
          <table:table-cell table:number-columns-repeated="52"/>
        </table:table-row>
        <table:table-row table:style-name="ro2">
          <table:table-cell/>
          <table:table-cell table:style-name="ce4" office:value-type="float" office:value="0.205" calcext:value-type="float">
            <text:p>0.205</text:p>
          </table:table-cell>
          <table:table-cell table:style-name="ce5" office:value-type="float" office:value="4.37" calcext:value-type="float">
            <text:p>4.370</text:p>
          </table:table-cell>
          <table:table-cell table:style-name="ce5" table:formula="of:=[.C7]/[.B7]" office:value-type="float" office:value="21.3170731707317" calcext:value-type="float">
            <text:p>21.317</text:p>
          </table:table-cell>
          <table:table-cell table:style-name="ce5" office:value-type="float" office:value="28.8" calcext:value-type="float">
            <text:p>28.800</text:p>
          </table:table-cell>
          <table:table-cell table:formula="of:=[.D7]/20.9" office:value-type="float" office:value="1.019955654102" calcext:value-type="float">
            <text:p>1.019955654102</text:p>
          </table:table-cell>
          <table:table-cell table:formula="of:=[.E7]-23.1" office:value-type="float" office:value="5.7" calcext:value-type="float">
            <text:p>5.7</text:p>
          </table:table-cell>
          <table:table-cell table:formula="of:=[.F7]^2" office:value-type="float" office:value="1.04030953633463" calcext:value-type="float">
            <text:p>1.04030953633463</text:p>
          </table:table-cell>
          <table:table-cell table:formula="of:=[.G7]^2" office:value-type="float" office:value="32.49" calcext:value-type="float">
            <text:p>32.49</text:p>
          </table:table-cell>
          <table:table-cell table:formula="of:=[.F7]*[.G7]" office:value-type="float" office:value="5.81374722838137" calcext:value-type="float">
            <text:p>5.81374722838137</text:p>
          </table:table-cell>
          <table:table-cell/>
          <table:table-cell table:formula="of:=((8*[.G7]-233.7)/(7*13668-233.7^2))^2*[.F17]^2" office:value-type="float" office:value="0.00000001574187794686" calcext:value-type="float">
            <text:p>1.57418779468609E-08</text:p>
          </table:table-cell>
          <table:table-cell table:number-columns-repeated="52"/>
        </table:table-row>
        <table:table-row table:style-name="ro2">
          <table:table-cell/>
          <table:table-cell table:style-name="ce5" office:value-type="float" office:value="0.3" calcext:value-type="float">
            <text:p>0.300</text:p>
          </table:table-cell>
          <table:table-cell table:style-name="ce5" office:value-type="float" office:value="6.58" calcext:value-type="float">
            <text:p>6.580</text:p>
          </table:table-cell>
          <table:table-cell table:style-name="ce5" table:formula="of:=[.C8]/[.B8]" office:value-type="float" office:value="21.9333333333333" calcext:value-type="float">
            <text:p>21.933</text:p>
          </table:table-cell>
          <table:table-cell table:style-name="ce5" office:value-type="float" office:value="36" calcext:value-type="float">
            <text:p>36.000</text:p>
          </table:table-cell>
          <table:table-cell table:formula="of:=[.D8]/20.9" office:value-type="float" office:value="1.04944178628389" calcext:value-type="float">
            <text:p>1.04944178628389</text:p>
          </table:table-cell>
          <table:table-cell table:formula="of:=[.E8]-23.1" office:value-type="float" office:value="12.9" calcext:value-type="float">
            <text:p>12.9</text:p>
          </table:table-cell>
          <table:table-cell table:formula="of:=[.F8]^2" office:value-type="float" office:value="1.10132806279872" calcext:value-type="float">
            <text:p>1.10132806279872</text:p>
          </table:table-cell>
          <table:table-cell table:formula="of:=[.G8]^2" office:value-type="float" office:value="166.41" calcext:value-type="float">
            <text:p>166.41</text:p>
          </table:table-cell>
          <table:table-cell table:formula="of:=[.F8]*[.G8]" office:value-type="float" office:value="13.5377990430622" calcext:value-type="float">
            <text:p>13.5377990430622</text:p>
          </table:table-cell>
          <table:table-cell/>
          <table:table-cell table:formula="of:=((8*[.G8]-233.7)/(7*13668-233.7^2))^2*[.F18]^2" office:value-type="float" office:value="0.00000000566616839929" calcext:value-type="float">
            <text:p>5.66616839928891E-09</text:p>
          </table:table-cell>
          <table:table-cell table:number-columns-repeated="52"/>
        </table:table-row>
        <table:table-row table:style-name="ro2">
          <table:table-cell/>
          <table:table-cell table:style-name="ce5" office:value-type="float" office:value="0.396" calcext:value-type="float">
            <text:p>0.396</text:p>
          </table:table-cell>
          <table:table-cell table:style-name="ce5" office:value-type="float" office:value="9.08" calcext:value-type="float">
            <text:p>9.080</text:p>
          </table:table-cell>
          <table:table-cell table:style-name="ce5" table:formula="of:=[.C9]/[.B9]" office:value-type="float" office:value="22.9292929292929" calcext:value-type="float">
            <text:p>22.929</text:p>
          </table:table-cell>
          <table:table-cell table:style-name="ce5" office:value-type="float" office:value="49.1" calcext:value-type="float">
            <text:p>49.100</text:p>
          </table:table-cell>
          <table:table-cell table:formula="of:=[.D9]/20.9" office:value-type="float" office:value="1.09709535546856" calcext:value-type="float">
            <text:p>1.09709535546856</text:p>
          </table:table-cell>
          <table:table-cell table:formula="of:=[.E9]-23.1" office:value-type="float" office:value="26" calcext:value-type="float">
            <text:p>26</text:p>
          </table:table-cell>
          <table:table-cell table:formula="of:=[.F9]^2" office:value-type="float" office:value="1.20361821899069" calcext:value-type="float">
            <text:p>1.20361821899069</text:p>
          </table:table-cell>
          <table:table-cell table:formula="of:=[.G9]^2" office:value-type="float" office:value="676" calcext:value-type="float">
            <text:p>676</text:p>
          </table:table-cell>
          <table:table-cell table:formula="of:=[.F9]*[.G9]" office:value-type="float" office:value="28.5244792421826" calcext:value-type="float">
            <text:p>28.5244792421826</text:p>
          </table:table-cell>
          <table:table-cell/>
          <table:table-cell table:formula="of:=((8*[.G9]-233.7)/(7*13668-233.7^2))^2*[.F19]^2" office:value-type="float" office:value="0.00000000019597989957" calcext:value-type="float">
            <text:p>1.95979899566138E-10</text:p>
          </table:table-cell>
          <table:table-cell table:number-columns-repeated="52"/>
        </table:table-row>
        <table:table-row table:style-name="ro2">
          <table:table-cell/>
          <table:table-cell table:style-name="ce5" office:value-type="float" office:value="0.496" calcext:value-type="float">
            <text:p>0.496</text:p>
          </table:table-cell>
          <table:table-cell table:style-name="ce5" office:value-type="float" office:value="12" calcext:value-type="float">
            <text:p>12.000</text:p>
          </table:table-cell>
          <table:table-cell table:style-name="ce5" table:formula="of:=[.C10]/[.B10]" office:value-type="float" office:value="24.1935483870968" calcext:value-type="float">
            <text:p>24.194</text:p>
          </table:table-cell>
          <table:table-cell table:style-name="ce5" office:value-type="float" office:value="65.3" calcext:value-type="float">
            <text:p>65.300</text:p>
          </table:table-cell>
          <table:table-cell table:formula="of:=[.D10]/20.9" office:value-type="float" office:value="1.15758604722951" calcext:value-type="float">
            <text:p>1.15758604722951</text:p>
          </table:table-cell>
          <table:table-cell table:formula="of:=[.E10]-23.1" office:value-type="float" office:value="42.2" calcext:value-type="float">
            <text:p>42.2</text:p>
          </table:table-cell>
          <table:table-cell table:formula="of:=[.F10]^2" office:value-type="float" office:value="1.34000545674045" calcext:value-type="float">
            <text:p>1.34000545674045</text:p>
          </table:table-cell>
          <table:table-cell table:formula="of:=[.G10]^2" office:value-type="float" office:value="1780.84" calcext:value-type="float">
            <text:p>1780.84</text:p>
          </table:table-cell>
          <table:table-cell table:formula="of:=[.F10]*[.G10]" office:value-type="float" office:value="48.8501311930854" calcext:value-type="float">
            <text:p>48.8501311930854</text:p>
          </table:table-cell>
          <table:table-cell/>
          <table:table-cell table:formula="of:=((8*[.G10]-233.7)/(7*13668-233.7^2))^2*[.F20]^2" office:value-type="float" office:value="0.00000000311126395539" calcext:value-type="float">
            <text:p>3.11126395538767E-09</text:p>
          </table:table-cell>
          <table:table-cell table:number-columns-repeated="52"/>
        </table:table-row>
        <table:table-row table:style-name="ro2">
          <table:table-cell/>
          <table:table-cell table:style-name="ce5" office:value-type="float" office:value="0.597" calcext:value-type="float">
            <text:p>0.597</text:p>
          </table:table-cell>
          <table:table-cell table:style-name="ce5" office:value-type="float" office:value="15.36" calcext:value-type="float">
            <text:p>15.360</text:p>
          </table:table-cell>
          <table:table-cell table:style-name="ce5" table:formula="of:=[.C11]/[.B11]" office:value-type="float" office:value="25.7286432160804" calcext:value-type="float">
            <text:p>25.729</text:p>
          </table:table-cell>
          <table:table-cell table:style-name="ce5" office:value-type="float" office:value="85.6" calcext:value-type="float">
            <text:p>85.600</text:p>
          </table:table-cell>
          <table:table-cell table:formula="of:=[.D11]/20.9" office:value-type="float" office:value="1.23103556057801" calcext:value-type="float">
            <text:p>1.23103556057801</text:p>
          </table:table-cell>
          <table:table-cell table:formula="of:=[.E11]-23.1" office:value-type="float" office:value="62.5" calcext:value-type="float">
            <text:p>62.5</text:p>
          </table:table-cell>
          <table:table-cell table:formula="of:=[.F11]^2" office:value-type="float" office:value="1.51544855140761" calcext:value-type="float">
            <text:p>1.51544855140761</text:p>
          </table:table-cell>
          <table:table-cell table:formula="of:=[.G11]^2" office:value-type="float" office:value="3906.25" calcext:value-type="float">
            <text:p>3906.25</text:p>
          </table:table-cell>
          <table:table-cell table:formula="of:=[.F11]*[.G11]" office:value-type="float" office:value="76.9397225361256" calcext:value-type="float">
            <text:p>76.9397225361256</text:p>
          </table:table-cell>
          <table:table-cell/>
          <table:table-cell table:formula="of:=((8*[.G11]-233.7)/(7*13668-233.7^2))^2*[.F21]^2" office:value-type="float" office:value="0.00000002101630897147" calcext:value-type="float">
            <text:p>2.10163089714736E-08</text:p>
          </table:table-cell>
          <table:table-cell table:number-columns-repeated="52"/>
        </table:table-row>
        <table:table-row table:style-name="ro2">
          <table:table-cell/>
          <table:table-cell table:style-name="ce5" office:value-type="float" office:value="0.699" calcext:value-type="float">
            <text:p>0.699</text:p>
          </table:table-cell>
          <table:table-cell table:style-name="ce5" office:value-type="float" office:value="19.23" calcext:value-type="float">
            <text:p>19.230</text:p>
          </table:table-cell>
          <table:table-cell table:style-name="ce5" table:formula="of:=[.C12]/[.B12]" office:value-type="float" office:value="27.5107296137339" calcext:value-type="float">
            <text:p>27.511</text:p>
          </table:table-cell>
          <table:table-cell table:style-name="ce5" office:value-type="float" office:value="107.4" calcext:value-type="float">
            <text:p>107.400</text:p>
          </table:table-cell>
          <table:table-cell table:formula="of:=[.D12]/20.9" office:value-type="float" office:value="1.31630285233177" calcext:value-type="float">
            <text:p>1.31630285233177</text:p>
          </table:table-cell>
          <table:table-cell table:formula="of:=[.E12]-23.1" office:value-type="float" office:value="84.3" calcext:value-type="float">
            <text:p>84.3</text:p>
          </table:table-cell>
          <table:table-cell table:formula="of:=[.F12]^2" office:value-type="float" office:value="1.73265319905674" calcext:value-type="float">
            <text:p>1.73265319905674</text:p>
          </table:table-cell>
          <table:table-cell table:formula="of:=[.G12]^2" office:value-type="float" office:value="7106.49" calcext:value-type="float">
            <text:p>7106.49</text:p>
          </table:table-cell>
          <table:table-cell table:formula="of:=[.F12]*[.G12]" office:value-type="float" office:value="110.964330451568" calcext:value-type="float">
            <text:p>110.964330451568</text:p>
          </table:table-cell>
          <table:table-cell/>
          <table:table-cell table:formula="of:=((8*[.G12]-233.7)/(7*13668-233.7^2))^2*[.F22]^2" office:value-type="float" office:value="0.00000006135627882889" calcext:value-type="float">
            <text:p>6.13562788288916E-08</text:p>
          </table:table-cell>
          <table:table-cell table:number-columns-repeated="52"/>
        </table:table-row>
        <table:table-row table:style-name="ro2">
          <table:table-cell/>
          <table:table-cell table:style-name="ce5" table:number-columns-repeated="4"/>
          <table:table-cell table:number-columns-repeated="59"/>
        </table:table-row>
        <table:table-row table:style-name="ro3">
          <table:table-cell table:number-columns-repeated="5"/>
          <table:table-cell table:formula="of:=SUM([.F5:.F12])" office:value-type="float" office:value="7.86315279318381" calcext:value-type="float">
            <text:p>7.86315279318381</text:p>
          </table:table-cell>
          <table:table-cell table:formula="of:=SUM([.G5:.G12])" office:value-type="float" office:value="233.7" calcext:value-type="float">
            <text:p>233.7</text:p>
          </table:table-cell>
          <table:table-cell table:formula="of:=SUM([.H5:.H12])" office:value-type="float" office:value="8.91690240105454" calcext:value-type="float">
            <text:p>8.91690240105454</text:p>
          </table:table-cell>
          <table:table-cell table:formula="of:=SUM([.I5:.I12])" office:value-type="float" office:value="13668.49" calcext:value-type="float">
            <text:p>13668.49</text:p>
          </table:table-cell>
          <table:table-cell table:formula="of:=SUM([.J5:.J12])" office:value-type="float" office:value="284.729383248124" calcext:value-type="float">
            <text:p>284.729383248124</text:p>
          </table:table-cell>
          <table:table-cell/>
          <table:table-cell table:style-name="ce21" table:formula="of:=SUM([.L5:.L12])" office:value-type="float" office:value="0.00000015510086001167" calcext:value-type="float">
            <text:p>1.55E-07</text:p>
          </table:table-cell>
          <table:table-cell table:number-columns-repeated="52"/>
        </table:table-row>
        <table:table-row table:style-name="ro3">
          <table:table-cell table:number-columns-repeated="64"/>
        </table:table-row>
        <table:table-row table:style-name="ro2">
          <table:table-cell/>
          <table:table-cell table:style-name="ce13" table:formula="of:=[.B6]*0.01 +0.003" office:value-type="float" office:value="0.0041" calcext:value-type="float">
            <text:p>0.004</text:p>
          </table:table-cell>
          <table:table-cell table:style-name="ce16" table:formula="of:=[.C6]*0.01 +0.003" office:value-type="float" office:value="0.0258" calcext:value-type="float">
            <text:p>0.03</text:p>
          </table:table-cell>
          <table:table-cell table:style-name="ce17" table:formula="of:=SQRT(([.B16]/[.B6])^2+([.C16]/[.C6])^2)*[.D6]" office:value-type="float" office:value="0.807380696172936" calcext:value-type="float">
            <text:p>0.8</text:p>
          </table:table-cell>
          <table:table-cell table:style-name="ce16" table:formula="of:=[.E6]*0.01 +0.03" office:value-type="float" office:value="0.262" calcext:value-type="float">
            <text:p>0.26</text:p>
          </table:table-cell>
          <table:table-cell table:style-name="ce20" table:formula="of:=[.D16]/20.9" office:value-type="float" office:value="0.0386306553192792" calcext:value-type="float">
            <text:p>3.86E-02</text:p>
          </table:table-cell>
          <table:table-cell table:style-name="ce13" office:value-type="float" office:value="0.262" calcext:value-type="float">
            <text:p>0.262</text:p>
          </table:table-cell>
          <table:table-cell table:number-columns-repeated="4"/>
          <table:table-cell table:style-name="ce21" table:formula="of:=SQRT([.L14])" office:value-type="float" office:value="0.000393828465212551" calcext:value-type="float">
            <text:p>3.94E-04</text:p>
          </table:table-cell>
          <table:table-cell table:number-columns-repeated="52"/>
        </table:table-row>
        <table:table-row table:style-name="ro2">
          <table:table-cell/>
          <table:table-cell table:style-name="ce13" table:formula="of:=[.B7]*0.01 +0.003" office:value-type="float" office:value="0.00505" calcext:value-type="float">
            <text:p>0.005</text:p>
          </table:table-cell>
          <table:table-cell table:style-name="ce16" table:formula="of:=[.C7]*0.01 +0.003" office:value-type="float" office:value="0.0467" calcext:value-type="float">
            <text:p>0.05</text:p>
          </table:table-cell>
          <table:table-cell table:style-name="ce17" table:formula="of:=SQRT(([.B17]/[.B7])^2+([.C17]/[.C7])^2)*[.D7]" office:value-type="float" office:value="0.572411018310888" calcext:value-type="float">
            <text:p>0.6</text:p>
          </table:table-cell>
          <table:table-cell table:style-name="ce16" table:formula="of:=[.E7]*0.01 +0.03" office:value-type="float" office:value="0.318" calcext:value-type="float">
            <text:p>0.32</text:p>
          </table:table-cell>
          <table:table-cell table:style-name="ce20" table:formula="of:=[.D17]/20.9" office:value-type="float" office:value="0.027388087000521" calcext:value-type="float">
            <text:p>2.74E-02</text:p>
          </table:table-cell>
          <table:table-cell table:style-name="ce13" office:value-type="float" office:value="0.318" calcext:value-type="float">
            <text:p>0.318</text:p>
          </table:table-cell>
          <table:table-cell table:number-columns-repeated="4"/>
          <table:table-cell table:style-name="ce21"/>
          <table:table-cell/>
          <table:table-cell office:value-type="float" office:value="0.000393828465212551" calcext:value-type="float">
            <text:p>0.000393828465213</text:p>
          </table:table-cell>
          <table:table-cell table:number-columns-repeated="50"/>
        </table:table-row>
        <table:table-row table:style-name="ro2">
          <table:table-cell/>
          <table:table-cell table:style-name="ce13" table:formula="of:=[.B8]*0.01 +0.003" office:value-type="float" office:value="0.006" calcext:value-type="float">
            <text:p>0.006</text:p>
          </table:table-cell>
          <table:table-cell table:style-name="ce16" table:formula="of:=[.C8]*0.01 +0.003" office:value-type="float" office:value="0.0688" calcext:value-type="float">
            <text:p>0.07</text:p>
          </table:table-cell>
          <table:table-cell table:style-name="ce17" table:formula="of:=SQRT(([.B18]/[.B8])^2+([.C18]/[.C8])^2)*[.D8]" office:value-type="float" office:value="0.494997194155909" calcext:value-type="float">
            <text:p>0.5</text:p>
          </table:table-cell>
          <table:table-cell table:style-name="ce16" table:formula="of:=[.E8]*0.01 +0.03" office:value-type="float" office:value="0.39" calcext:value-type="float">
            <text:p>0.39</text:p>
          </table:table-cell>
          <table:table-cell table:style-name="ce20" table:formula="of:=[.D18]/20.9" office:value-type="float" office:value="0.0236840762754023" calcext:value-type="float">
            <text:p>2.37E-02</text:p>
          </table:table-cell>
          <table:table-cell table:style-name="ce13" office:value-type="float" office:value="0.39" calcext:value-type="float">
            <text:p>0.390</text:p>
          </table:table-cell>
          <table:table-cell table:number-columns-repeated="4"/>
          <table:table-cell table:style-name="ce21" table:formula="of:=0.0037864*SQRT((0.9993^(-1)-1)/5)" office:value-type="float" office:value="0.0000448169776696458" calcext:value-type="float">
            <text:p>4.48E-05</text:p>
          </table:table-cell>
          <table:table-cell table:number-columns-repeated="52"/>
        </table:table-row>
        <table:table-row table:style-name="ro2">
          <table:table-cell/>
          <table:table-cell table:style-name="ce13" table:formula="of:=[.B9]*0.01 +0.003" office:value-type="float" office:value="0.00696" calcext:value-type="float">
            <text:p>0.007</text:p>
          </table:table-cell>
          <table:table-cell table:style-name="ce16" table:formula="of:=[.C9]*0.01 +0.003" office:value-type="float" office:value="0.0938" calcext:value-type="float">
            <text:p>0.09</text:p>
          </table:table-cell>
          <table:table-cell table:style-name="ce17" table:formula="of:=SQRT(([.B19]/[.B9])^2+([.C19]/[.C9])^2)*[.D9]" office:value-type="float" office:value="0.467456445147" calcext:value-type="float">
            <text:p>0.5</text:p>
          </table:table-cell>
          <table:table-cell table:style-name="ce16" table:formula="of:=[.E9]*0.01 +0.03" office:value-type="float" office:value="0.521" calcext:value-type="float">
            <text:p>0.52</text:p>
          </table:table-cell>
          <table:table-cell table:style-name="ce20" table:formula="of:=[.D19]/20.9" office:value-type="float" office:value="0.0223663370883732" calcext:value-type="float">
            <text:p>2.24E-02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4"/>
          <table:table-cell table:style-name="ce21"/>
          <table:table-cell table:number-columns-repeated="52"/>
        </table:table-row>
        <table:table-row table:style-name="ro1">
          <table:table-cell/>
          <table:table-cell table:style-name="ce13" table:formula="of:=[.B10]*0.01 +0.003" office:value-type="float" office:value="0.00796" calcext:value-type="float">
            <text:p>0.008</text:p>
          </table:table-cell>
          <table:table-cell table:style-name="ce16" table:formula="of:=[.C10]*0.01 +0.003" office:value-type="float" office:value="0.123" calcext:value-type="float">
            <text:p>0.12</text:p>
          </table:table-cell>
          <table:table-cell table:style-name="ce17" table:formula="of:=SQRT(([.B20]/[.B10])^2+([.C20]/[.C10])^2)*[.D10]" office:value-type="float" office:value="0.460703372326597" calcext:value-type="float">
            <text:p>0.5</text:p>
          </table:table-cell>
          <table:table-cell table:style-name="ce16" table:formula="of:=[.E10]*0.01 +0.03" office:value-type="float" office:value="0.683" calcext:value-type="float">
            <text:p>0.68</text:p>
          </table:table-cell>
          <table:table-cell table:style-name="ce20" table:formula="of:=[.D20]/20.9" office:value-type="float" office:value="0.0220432235562965" calcext:value-type="float">
            <text:p>2.20E-02</text:p>
          </table:table-cell>
          <table:table-cell table:style-name="ce13" office:value-type="float" office:value="0.683" calcext:value-type="float">
            <text:p>0.683</text:p>
          </table:table-cell>
          <table:table-cell table:number-columns-repeated="4"/>
          <table:table-cell table:style-name="ce21"/>
          <table:table-cell table:number-columns-repeated="52"/>
        </table:table-row>
        <table:table-row table:style-name="ro1">
          <table:table-cell/>
          <table:table-cell table:style-name="ce13" table:formula="of:=[.B11]*0.01 +0.003" office:value-type="float" office:value="0.00897" calcext:value-type="float">
            <text:p>0.009</text:p>
          </table:table-cell>
          <table:table-cell table:style-name="ce16" table:formula="of:=[.C11]*0.01 +0.003" office:value-type="float" office:value="0.1566" calcext:value-type="float">
            <text:p>0.16</text:p>
          </table:table-cell>
          <table:table-cell table:style-name="ce17" table:formula="of:=SQRT(([.B21]/[.B11])^2+([.C21]/[.C11])^2)*[.D11]" office:value-type="float" office:value="0.467170666655899" calcext:value-type="float">
            <text:p>0.5</text:p>
          </table:table-cell>
          <table:table-cell table:style-name="ce16" table:formula="of:=[.E11]*0.01 +0.03" office:value-type="float" office:value="0.886" calcext:value-type="float">
            <text:p>0.89</text:p>
          </table:table-cell>
          <table:table-cell table:style-name="ce20" table:formula="of:=[.D21]/20.9" office:value-type="float" office:value="0.0223526634763588" calcext:value-type="float">
            <text:p>2.24E-02</text:p>
          </table:table-cell>
          <table:table-cell table:style-name="ce13" office:value-type="float" office:value="0.886" calcext:value-type="float">
            <text:p>0.886</text:p>
          </table:table-cell>
          <table:table-cell table:number-columns-repeated="4"/>
          <table:table-cell table:style-name="ce21" table:formula="of:=SQRT([.L16]^2+[.L18]^2)" office:value-type="float" office:value="0.000396370308548856" calcext:value-type="float">
            <text:p>3.96E-04</text:p>
          </table:table-cell>
          <table:table-cell table:number-columns-repeated="52"/>
        </table:table-row>
        <table:table-row table:style-name="ro1">
          <table:table-cell/>
          <table:table-cell table:style-name="ce13" table:formula="of:=[.B12]*0.01 +0.003" office:value-type="float" office:value="0.00999" calcext:value-type="float">
            <text:p>0.010</text:p>
          </table:table-cell>
          <table:table-cell table:style-name="ce16" table:formula="of:=[.C12]*0.01 +0.003" office:value-type="float" office:value="0.1953" calcext:value-type="float">
            <text:p>0.20</text:p>
          </table:table-cell>
          <table:table-cell table:style-name="ce17" table:formula="of:=SQRT(([.B22]/[.B12])^2+([.C22]/[.C12])^2)*[.D12]" office:value-type="float" office:value="0.482341873265007" calcext:value-type="float">
            <text:p>0.5</text:p>
          </table:table-cell>
          <table:table-cell table:style-name="ce16" table:formula="of:=[.E12]*0.01 +0.03" office:value-type="float" office:value="1.104" calcext:value-type="float">
            <text:p>1.10</text:p>
          </table:table-cell>
          <table:table-cell table:style-name="ce20" table:formula="of:=[.D22]/20.9" office:value-type="float" office:value="0.0230785585294262" calcext:value-type="float">
            <text:p>2.31E-02</text:p>
          </table:table-cell>
          <table:table-cell table:style-name="ce13" office:value-type="float" office:value="1.104" calcext:value-type="float">
            <text:p>1.104</text:p>
          </table:table-cell>
          <table:table-cell table:number-columns-repeated="57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office:forms form:automatic-focus="false" form:apply-design-mode="false"/>
        <table:shapes>
          <draw:frame draw:z-index="0" draw:style-name="gr1" draw:text-style-name="P1" svg:width="6.298in" svg:height="3.5433in" svg:x="7.974in" svg:y="0.302in">
            <draw:object draw:notify-on-update-of-ranges="Sheet3.D2:Sheet3.D9 Sheet3.C2:Sheet3.C9 Sheet3.D11:Sheet3.D18 Sheet3.D11:Sheet3.D1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2">
          <table:table-cell table:style-name="ce1" office:value-type="string" calcext:value-type="string">
            <text:p>T(°C)</text:p>
          </table:table-cell>
          <table:table-cell table:style-name="ce14" office:value-type="string" calcext:value-type="string">
            <text:p>R</text:p>
          </table:table-cell>
          <table:table-cell office:value-type="string" calcext:value-type="string">
            <text:p>R/R0</text:p>
          </table:table-cell>
          <table:table-cell office:value-type="string" calcext:value-type="string">
            <text:p>T-T0(K)</text:p>
          </table:table-cell>
          <table:table-cell table:number-columns-repeated="6"/>
        </table:table-row>
        <table:table-row table:style-name="ro2">
          <table:table-cell table:style-name="ce2" office:value-type="float" office:value="35" calcext:value-type="float">
            <text:p>35.0</text:p>
          </table:table-cell>
          <table:table-cell table:style-name="ce3" office:value-type="float" office:value="31.5" calcext:value-type="float">
            <text:p>31.5</text:p>
          </table:table-cell>
          <table:table-cell table:formula="of:=[.B2]/31.4" office:value-type="float" office:value="1.0031847133758" calcext:value-type="float">
            <text:p>1.0031847133758</text:p>
          </table:table-cell>
          <table:table-cell table:formula="of:=[.A2]-21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2" office:value-type="float" office:value="40" calcext:value-type="float">
            <text:p>40.0</text:p>
          </table:table-cell>
          <table:table-cell table:style-name="ce3" office:value-type="float" office:value="31.3" calcext:value-type="float">
            <text:p>31.3</text:p>
          </table:table-cell>
          <table:table-cell table:formula="of:=[.B3]/31.4" office:value-type="float" office:value="0.996815286624204" calcext:value-type="float">
            <text:p>0.996815286624204</text:p>
          </table:table-cell>
          <table:table-cell table:formula="of:=[.A3]-21"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table:style-name="ce2" office:value-type="float" office:value="45" calcext:value-type="float">
            <text:p>45.0</text:p>
          </table:table-cell>
          <table:table-cell table:style-name="ce3" office:value-type="float" office:value="31.8" calcext:value-type="float">
            <text:p>31.8</text:p>
          </table:table-cell>
          <table:table-cell table:formula="of:=[.B4]/31.4" office:value-type="float" office:value="1.01273885350318" calcext:value-type="float">
            <text:p>1.01273885350318</text:p>
          </table:table-cell>
          <table:table-cell table:formula="of:=[.A4]-21"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table:style-name="ce2" office:value-type="float" office:value="50" calcext:value-type="float">
            <text:p>50.0</text:p>
          </table:table-cell>
          <table:table-cell table:style-name="ce3" office:value-type="float" office:value="32.2" calcext:value-type="float">
            <text:p>32.2</text:p>
          </table:table-cell>
          <table:table-cell table:formula="of:=[.B5]/31.4" office:value-type="float" office:value="1.02547770700637" calcext:value-type="float">
            <text:p>1.02547770700637</text:p>
          </table:table-cell>
          <table:table-cell table:formula="of:=[.A5]-21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style-name="ce3" office:value-type="float" office:value="32.6" calcext:value-type="float">
            <text:p>32.6</text:p>
          </table:table-cell>
          <table:table-cell table:formula="of:=[.B6]/31.4" office:value-type="float" office:value="1.03821656050955" calcext:value-type="float">
            <text:p>1.03821656050955</text:p>
          </table:table-cell>
          <table:table-cell table:formula="of:=[.A6]-21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2" office:value-type="float" office:value="60" calcext:value-type="float">
            <text:p>60.0</text:p>
          </table:table-cell>
          <table:table-cell table:style-name="ce3" office:value-type="float" office:value="33.1" calcext:value-type="float">
            <text:p>33.1</text:p>
          </table:table-cell>
          <table:table-cell table:formula="of:=[.B7]/31.4" office:value-type="float" office:value="1.05414012738854" calcext:value-type="float">
            <text:p>1.05414012738854</text:p>
          </table:table-cell>
          <table:table-cell table:formula="of:=[.A7]-21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2" office:value-type="float" office:value="65" calcext:value-type="float">
            <text:p>65.0</text:p>
          </table:table-cell>
          <table:table-cell table:style-name="ce3" office:value-type="float" office:value="33.6" calcext:value-type="float">
            <text:p>33.6</text:p>
          </table:table-cell>
          <table:table-cell table:formula="of:=[.B8]/31.4" office:value-type="float" office:value="1.07006369426752" calcext:value-type="float">
            <text:p>1.07006369426752</text:p>
          </table:table-cell>
          <table:table-cell table:formula="of:=[.A8]-21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2" office:value-type="float" office:value="70" calcext:value-type="float">
            <text:p>70.0</text:p>
          </table:table-cell>
          <table:table-cell table:style-name="ce3" office:value-type="float" office:value="34.1" calcext:value-type="float">
            <text:p>34.1</text:p>
          </table:table-cell>
          <table:table-cell table:formula="of:=[.B9]/31.4" office:value-type="float" office:value="1.0859872611465" calcext:value-type="float">
            <text:p>1.0859872611465</text:p>
          </table:table-cell>
          <table:table-cell table:formula="of:=[.A9]-21" office:value-type="float" office:value="49" calcext:value-type="float">
            <text:p>49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2]*0.01 +0.3" office:value-type="float" office:value="0.615" calcext:value-type="float">
            <text:p>0.6</text:p>
          </table:table-cell>
          <table:table-cell/>
          <table:table-cell table:formula="of:=[.B11]/31.4" office:value-type="float" office:value="0.0195859872611465" calcext:value-type="float">
            <text:p>0.019585987261147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3]*0.01 +0.3" office:value-type="float" office:value="0.613" calcext:value-type="float">
            <text:p>0.6</text:p>
          </table:table-cell>
          <table:table-cell/>
          <table:table-cell table:formula="of:=[.B12]/31.4" office:value-type="float" office:value="0.0195222929936306" calcext:value-type="float">
            <text:p>0.019522292993631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4]*0.01 +0.3" office:value-type="float" office:value="0.618" calcext:value-type="float">
            <text:p>0.6</text:p>
          </table:table-cell>
          <table:table-cell/>
          <table:table-cell table:formula="of:=[.B13]/31.4" office:value-type="float" office:value="0.0196815286624204" calcext:value-type="float">
            <text:p>0.01968152866242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5]*0.01 +0.3" office:value-type="float" office:value="0.622" calcext:value-type="float">
            <text:p>0.6</text:p>
          </table:table-cell>
          <table:table-cell/>
          <table:table-cell table:formula="of:=[.B14]/31.4" office:value-type="float" office:value="0.0198089171974522" calcext:value-type="float">
            <text:p>0.019808917197452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6]*0.01 +0.3" office:value-type="float" office:value="0.626" calcext:value-type="float">
            <text:p>0.6</text:p>
          </table:table-cell>
          <table:table-cell/>
          <table:table-cell table:formula="of:=[.B15]/31.4" office:value-type="float" office:value="0.0199363057324841" calcext:value-type="float">
            <text:p>0.019936305732484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7]*0.01 +0.3" office:value-type="float" office:value="0.631" calcext:value-type="float">
            <text:p>0.6</text:p>
          </table:table-cell>
          <table:table-cell/>
          <table:table-cell table:formula="of:=[.B16]/31.4" office:value-type="float" office:value="0.0200955414012739" calcext:value-type="float">
            <text:p>0.020095541401274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8]*0.01 +0.3" office:value-type="float" office:value="0.636" calcext:value-type="float">
            <text:p>0.6</text:p>
          </table:table-cell>
          <table:table-cell/>
          <table:table-cell table:formula="of:=[.B17]/31.4" office:value-type="float" office:value="0.0202547770700637" calcext:value-type="float">
            <text:p>0.020254777070064</text:p>
          </table:table-cell>
          <table:table-cell table:number-columns-repeated="6"/>
        </table:table-row>
        <table:table-row table:style-name="ro3">
          <table:table-cell office:value-type="float" office:value="0.5" calcext:value-type="float">
            <text:p>0.5</text:p>
          </table:table-cell>
          <table:table-cell table:style-name="ce9" table:formula="of:=[.B9]*0.01 +0.3" office:value-type="float" office:value="0.641" calcext:value-type="float">
            <text:p>0.6</text:p>
          </table:table-cell>
          <table:table-cell/>
          <table:table-cell table:formula="of:=[.B18]/31.4" office:value-type="float" office:value="0.0204140127388535" calcext:value-type="float">
            <text:p>0.020414012738854</text:p>
          </table:table-cell>
          <table:table-cell table:number-columns-repeated="6"/>
        </table:table-row>
        <table:table-row table:style-name="ro3">
          <table:table-cell/>
          <table:table-cell table:style-name="ce9"/>
          <table:table-cell table:number-columns-repeated="8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R/R0</text:p>
          </table:table-cell>
          <table:table-cell office:value-type="string" calcext:value-type="string">
            <text:p>T-T0(K)</text:p>
          </table:table-cell>
          <table:table-cell office:value-type="string" calcext:value-type="string">
            <text:p>R/R0^2</text:p>
          </table:table-cell>
          <table:table-cell office:value-type="string" calcext:value-type="string">
            <text:p>T-T0^2</text:p>
          </table:table-cell>
          <table:table-cell office:value-type="string" calcext:value-type="string">
            <text:p>R/R0*(T-T0)</text:p>
          </table:table-cell>
          <table:table-cell table:number-columns-repeated="5"/>
        </table:table-row>
        <table:table-row table:style-name="ro3">
          <table:table-cell office:value-type="float" office:value="1.0031847133758" calcext:value-type="float">
            <text:p>1.0031847133758</text:p>
          </table:table-cell>
          <table:table-cell office:value-type="float" office:value="14" calcext:value-type="float">
            <text:p>14</text:p>
          </table:table-cell>
          <table:table-cell table:formula="of:=[.A26]^2" office:value-type="float" office:value="1.00637956915089" calcext:value-type="float">
            <text:p>1.00637956915089</text:p>
          </table:table-cell>
          <table:table-cell table:formula="of:=[.B26]^2" office:value-type="float" office:value="196" calcext:value-type="float">
            <text:p>196</text:p>
          </table:table-cell>
          <table:table-cell table:formula="of:=[.A26]*[.B26]" office:value-type="float" office:value="14.0445859872612" calcext:value-type="float">
            <text:p>14.0445859872612</text:p>
          </table:table-cell>
          <table:table-cell/>
          <table:table-cell table:formula="of:=((8*[.B26]-252)/(8*8988-252^2))^2*[.D11]^2" office:value-type="float" office:value="0.00000010655858249828" calcext:value-type="float">
            <text:p>1.06558582498276E-07</text:p>
          </table:table-cell>
          <table:table-cell table:number-columns-repeated="3"/>
        </table:table-row>
        <table:table-row table:style-name="ro3">
          <table:table-cell office:value-type="float" office:value="0.996815286624204" calcext:value-type="float">
            <text:p>0.996815286624204</text:p>
          </table:table-cell>
          <table:table-cell office:value-type="float" office:value="19" calcext:value-type="float">
            <text:p>19</text:p>
          </table:table-cell>
          <table:table-cell table:formula="of:=[.A27]^2" office:value-type="float" office:value="0.993640715647694" calcext:value-type="float">
            <text:p>0.993640715647694</text:p>
          </table:table-cell>
          <table:table-cell table:formula="of:=[.B27]^2" office:value-type="float" office:value="361" calcext:value-type="float">
            <text:p>361</text:p>
          </table:table-cell>
          <table:table-cell table:formula="of:=[.A27]*[.B27]" office:value-type="float" office:value="18.9394904458599" calcext:value-type="float">
            <text:p>18.9394904458599</text:p>
          </table:table-cell>
          <table:table-cell/>
          <table:table-cell table:formula="of:=((8*[.B27]-252)/(8*8988-252^2))^2*[.D12]^2" office:value-type="float" office:value="0.00000005401359463282" calcext:value-type="float">
            <text:p>5.40135946328171E-08</text:p>
          </table:table-cell>
          <table:table-cell table:number-columns-repeated="3"/>
        </table:table-row>
        <table:table-row table:style-name="ro3">
          <table:table-cell office:value-type="float" office:value="1.01273885350318" calcext:value-type="float">
            <text:p>1.01273885350318</text:p>
          </table:table-cell>
          <table:table-cell office:value-type="float" office:value="24" calcext:value-type="float">
            <text:p>24</text:p>
          </table:table-cell>
          <table:table-cell table:formula="of:=[.A28]^2" office:value-type="float" office:value="1.02563998539494" calcext:value-type="float">
            <text:p>1.02563998539494</text:p>
          </table:table-cell>
          <table:table-cell table:formula="of:=[.B28]^2" office:value-type="float" office:value="576" calcext:value-type="float">
            <text:p>576</text:p>
          </table:table-cell>
          <table:table-cell table:formula="of:=[.A28]*[.B28]" office:value-type="float" office:value="24.3057324840763" calcext:value-type="float">
            <text:p>24.3057324840763</text:p>
          </table:table-cell>
          <table:table-cell/>
          <table:table-cell table:formula="of:=((8*[.B28]-252)/(8*8988-252^2))^2*[.D13]^2" office:value-type="float" office:value="0.00000001976339645355" calcext:value-type="float">
            <text:p>1.97633964535549E-08</text:p>
          </table:table-cell>
          <table:table-cell table:number-columns-repeated="3"/>
        </table:table-row>
        <table:table-row table:style-name="ro3">
          <table:table-cell office:value-type="float" office:value="1.02547770700637" calcext:value-type="float">
            <text:p>1.02547770700637</text:p>
          </table:table-cell>
          <table:table-cell office:value-type="float" office:value="29" calcext:value-type="float">
            <text:p>29</text:p>
          </table:table-cell>
          <table:table-cell table:formula="of:=[.A29]^2" office:value-type="float" office:value="1.05160452756704" calcext:value-type="float">
            <text:p>1.05160452756704</text:p>
          </table:table-cell>
          <table:table-cell table:formula="of:=[.B29]^2" office:value-type="float" office:value="841" calcext:value-type="float">
            <text:p>841</text:p>
          </table:table-cell>
          <table:table-cell table:formula="of:=[.A29]*[.B29]" office:value-type="float" office:value="29.7388535031847" calcext:value-type="float">
            <text:p>29.7388535031847</text:p>
          </table:table-cell>
          <table:table-cell/>
          <table:table-cell table:formula="of:=((8*[.B29]-252)/(8*8988-252^2))^2*[.D14]^2" office:value-type="float" office:value="0.0000000022244512502" calcext:value-type="float">
            <text:p>2.22445125020135E-09</text:p>
          </table:table-cell>
          <table:table-cell table:number-columns-repeated="3"/>
        </table:table-row>
        <table:table-row table:style-name="ro3">
          <table:table-cell office:value-type="float" office:value="1.03821656050955" calcext:value-type="float">
            <text:p>1.03821656050955</text:p>
          </table:table-cell>
          <table:table-cell office:value-type="float" office:value="34" calcext:value-type="float">
            <text:p>34</text:p>
          </table:table-cell>
          <table:table-cell table:formula="of:=[.A30]^2" office:value-type="float" office:value="1.07789362651628" calcext:value-type="float">
            <text:p>1.07789362651628</text:p>
          </table:table-cell>
          <table:table-cell table:formula="of:=[.B30]^2" office:value-type="float" office:value="1156" calcext:value-type="float">
            <text:p>1156</text:p>
          </table:table-cell>
          <table:table-cell table:formula="of:=[.A30]*[.B30]" office:value-type="float" office:value="35.2993630573247" calcext:value-type="float">
            <text:p>35.2993630573247</text:p>
          </table:table-cell>
          <table:table-cell/>
          <table:table-cell table:formula="of:=((8*[.B30]-252)/(8*8988-252^2))^2*[.D15]^2" office:value-type="float" office:value="0.00000000225315355022" calcext:value-type="float">
            <text:p>2.25315355022153E-09</text:p>
          </table:table-cell>
          <table:table-cell table:number-columns-repeated="3"/>
        </table:table-row>
        <table:table-row table:style-name="ro3">
          <table:table-cell office:value-type="float" office:value="1.05414012738854" calcext:value-type="float">
            <text:p>1.05414012738854</text:p>
          </table:table-cell>
          <table:table-cell office:value-type="float" office:value="39" calcext:value-type="float">
            <text:p>39</text:p>
          </table:table-cell>
          <table:table-cell table:formula="of:=[.A31]^2" office:value-type="float" office:value="1.11121140817073" calcext:value-type="float">
            <text:p>1.11121140817073</text:p>
          </table:table-cell>
          <table:table-cell table:formula="of:=[.B31]^2" office:value-type="float" office:value="1521" calcext:value-type="float">
            <text:p>1521</text:p>
          </table:table-cell>
          <table:table-cell table:formula="of:=[.A31]*[.B31]" office:value-type="float" office:value="41.1114649681531" calcext:value-type="float">
            <text:p>41.1114649681531</text:p>
          </table:table-cell>
          <table:table-cell/>
          <table:table-cell table:formula="of:=((8*[.B31]-252)/(8*8988-252^2))^2*[.D16]^2" office:value-type="float" office:value="0.0000000206036114393" calcext:value-type="float">
            <text:p>2.06036114393017E-08</text:p>
          </table:table-cell>
          <table:table-cell table:number-columns-repeated="3"/>
        </table:table-row>
        <table:table-row table:style-name="ro3">
          <table:table-cell office:value-type="float" office:value="1.07006369426752" calcext:value-type="float">
            <text:p>1.07006369426752</text:p>
          </table:table-cell>
          <table:table-cell office:value-type="float" office:value="44" calcext:value-type="float">
            <text:p>44</text:p>
          </table:table-cell>
          <table:table-cell table:formula="of:=[.A32]^2" office:value-type="float" office:value="1.14503630978945" calcext:value-type="float">
            <text:p>1.14503630978945</text:p>
          </table:table-cell>
          <table:table-cell table:formula="of:=[.B32]^2" office:value-type="float" office:value="1936" calcext:value-type="float">
            <text:p>1936</text:p>
          </table:table-cell>
          <table:table-cell table:formula="of:=[.A32]*[.B32]" office:value-type="float" office:value="47.0828025477709" calcext:value-type="float">
            <text:p>47.0828025477709</text:p>
          </table:table-cell>
          <table:table-cell/>
          <table:table-cell table:formula="of:=((8*[.B32]-252)/(8*8988-252^2))^2*[.D17]^2" office:value-type="float" office:value="0.00000005814285631491" calcext:value-type="float">
            <text:p>5.81428563149062E-08</text:p>
          </table:table-cell>
          <table:table-cell table:number-columns-repeated="3"/>
        </table:table-row>
        <table:table-row table:style-name="ro3">
          <table:table-cell office:value-type="float" office:value="1.0859872611465" calcext:value-type="float">
            <text:p>1.0859872611465</text:p>
          </table:table-cell>
          <table:table-cell office:value-type="float" office:value="49" calcext:value-type="float">
            <text:p>49</text:p>
          </table:table-cell>
          <table:table-cell table:formula="of:=[.A33]^2" office:value-type="float" office:value="1.17936833137248" calcext:value-type="float">
            <text:p>1.17936833137248</text:p>
          </table:table-cell>
          <table:table-cell table:formula="of:=[.B33]^2" office:value-type="float" office:value="2401" calcext:value-type="float">
            <text:p>2401</text:p>
          </table:table-cell>
          <table:table-cell table:formula="of:=[.A33]*[.B33]" office:value-type="float" office:value="53.2133757961785" calcext:value-type="float">
            <text:p>53.2133757961785</text:p>
          </table:table-cell>
          <table:table-cell/>
          <table:table-cell table:formula="of:=((8*[.B33]-252)/(8*8988-252^2))^2*[.D18]^2" office:value-type="float" office:value="0.00000011575886558391" calcext:value-type="float">
            <text:p>1.15758865583909E-07</text:p>
          </table:table-cell>
          <table:table-cell table:number-columns-repeated="3"/>
        </table:table-row>
        <table:table-row table:style-name="ro3">
          <table:table-cell table:number-columns-repeated="10"/>
        </table:table-row>
        <table:table-row table:style-name="ro3">
          <table:table-cell table:formula="of:=SUM([.A26:.A33])" office:value-type="float" office:value="8.28662420382167" calcext:value-type="float">
            <text:p>8.28662420382167</text:p>
          </table:table-cell>
          <table:table-cell table:formula="of:=SUM([.B26:.B33])" office:value-type="float" office:value="252" calcext:value-type="float">
            <text:p>252</text:p>
          </table:table-cell>
          <table:table-cell table:formula="of:=SUM([.C26:.C33])" office:value-type="float" office:value="8.59077447360949" calcext:value-type="float">
            <text:p>8.59077447360949</text:p>
          </table:table-cell>
          <table:table-cell table:formula="of:=SUM([.D26:.D33])" office:value-type="float" office:value="8988" calcext:value-type="float">
            <text:p>8988</text:p>
          </table:table-cell>
          <table:table-cell table:formula="of:=SUM([.E26:.E33])" office:value-type="float" office:value="263.735668789809" calcext:value-type="float">
            <text:p>263.735668789809</text:p>
          </table:table-cell>
          <table:table-cell/>
          <table:table-cell table:style-name="ce21" table:formula="of:=SUM([.G26:.G33])" office:value-type="float" office:value="0.00000037931851172319" calcext:value-type="float">
            <text:p>3.79E-07</text:p>
          </table:table-cell>
          <table:table-cell table:number-columns-repeated="2"/>
          <table:table-cell office:value-type="string" calcext:value-type="string">
            <text:p>Dest a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number-columns-repeated="6"/>
          <table:table-cell table:formula="of:=SQRT([.G35])" office:value-type="float" office:value="0.000615888392262097" calcext:value-type="float">
            <text:p>0.000615888392262</text:p>
          </table:table-cell>
          <table:table-cell table:number-columns-repeated="2"/>
          <table:table-cell table:formula="of:=0.002578*SQRT((0.96169^(-1)-1)/6)" office:value-type="float" office:value="0.000210061186283824" calcext:value-type="float">
            <text:p>0.000210061186284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number-columns-repeated="7"/>
          <table:table-cell table:formula="of:=SQRT([.G37]^2+[.J37]^2)" office:value-type="float" office:value="0.000650725912889719" calcext:value-type="float">
            <text:p>0.00065072591289</text:p>
          </table:table-cell>
          <table:table-cell table:number-columns-repeated="2"/>
        </table:table-row>
      </table:table>
      <table:table table:name="Sheet4" table:style-name="ta3">
        <office:forms form:automatic-focus="false" form:apply-design-mode="false"/>
        <table:shapes>
          <draw:frame draw:z-index="0" draw:style-name="gr1" draw:text-style-name="P1" svg:width="8.0866in" svg:height="4.5406in" svg:x="11.5118in" svg:y="4.5661in">
            <draw:object draw:notify-on-update-of-ranges="Sheet4.F2:Sheet4.F9 Sheet4.E2:Sheet4.E9 Sheet4.E13:Sheet4.E20 Sheet4.E13:Sheet4.E20 Sheet4.F13:Sheet4.F20 Sheet4.F13:Sheet4.F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number-columns-repeated="2" table:default-cell-style-name="Default"/>
        <table:table-column table:style-name="co3" table:default-cell-style-name="ce3"/>
        <table:table-column table:style-name="co3" table:number-columns-repeated="12" table:default-cell-style-name="Default"/>
        <table:table-row table:style-name="ro2">
          <table:table-cell table:style-name="ce1" office:value-type="string" calcext:value-type="string">
            <text:p>T(°C)</text:p>
          </table:table-cell>
          <table:table-cell office:value-type="string" calcext:value-type="string">
            <text:p>T(K)</text:p>
          </table:table-cell>
          <table:table-cell table:style-name="ce1" office:value-type="string" calcext:value-type="string">
            <text:p>R(ohms)</text:p>
          </table:table-cell>
          <table:table-cell office:value-type="string" calcext:value-type="string">
            <text:p>R/R0</text:p>
          </table:table-cell>
          <table:table-cell office:value-type="string" calcext:value-type="string">
            <text:p>Ln(R/R0)</text:p>
          </table:table-cell>
          <table:table-cell office:value-type="string" calcext:value-type="string">
            <text:p>1/T – 1/T0</text:p>
          </table:table-cell>
          <table:table-cell table:number-columns-repeated="9"/>
        </table:table-row>
        <table:table-row table:style-name="ro2">
          <table:table-cell table:style-name="ce2" office:value-type="float" office:value="35" calcext:value-type="float">
            <text:p>35.0</text:p>
          </table:table-cell>
          <table:table-cell table:formula="of:=[.A2]+273.15" office:value-type="float" office:value="308.15" calcext:value-type="float">
            <text:p>308.15</text:p>
          </table:table-cell>
          <table:table-cell office:value-type="float" office:value="63.8" calcext:value-type="float">
            <text:p>63.8</text:p>
          </table:table-cell>
          <table:table-cell table:formula="of:=[.C2]/107.2" office:value-type="float" office:value="0.595149253731343" calcext:value-type="float">
            <text:p>0.595149253731343</text:p>
          </table:table-cell>
          <table:table-cell table:formula="of:=-LN([.D2])" office:value-type="float" office:value="0.518943058285958" calcext:value-type="float">
            <text:p>0.518943058285958</text:p>
          </table:table-cell>
          <table:table-cell table:formula="of:=-(1/[.B2] - 1/294.15)" office:value-type="float" office:value="0.000154453235683585" calcext:value-type="float">
            <text:p>0.000154453235684</text:p>
          </table:table-cell>
          <table:table-cell table:formula="of:=[.E2]^2" office:value-type="float" office:value="0.269301897743183" calcext:value-type="float">
            <text:p>0.269301897743183</text:p>
          </table:table-cell>
          <table:table-cell table:formula="of:=[.F2]^2" office:value-type="float" office:value="0.00000002385580201313" calcext:value-type="float">
            <text:p>2.3855802013129E-08</text:p>
          </table:table-cell>
          <table:table-cell table:formula="of:=[.E2]*[.F2]" office:value-type="float" office:value="0.0000801524344878013" calcext:value-type="float">
            <text:p>8.01524344878013E-05</text:p>
          </table:table-cell>
          <table:table-cell/>
          <table:table-cell table:formula="of:=((8*[.F2]-0.0021148)/(8*0.0000007033876978975-0.002114^2))^2*[.E13]^2" office:value-type="float" office:value="124.571241876977" calcext:value-type="float">
            <text:p>124.571241876977</text:p>
          </table:table-cell>
          <table:table-cell table:number-columns-repeated="3"/>
          <table:table-cell table:style-name="ce3"/>
        </table:table-row>
        <table:table-row table:style-name="ro2">
          <table:table-cell table:style-name="ce2" office:value-type="float" office:value="40" calcext:value-type="float">
            <text:p>40.0</text:p>
          </table:table-cell>
          <table:table-cell table:formula="of:=[.A3]+273.15" office:value-type="float" office:value="313.15" calcext:value-type="float">
            <text:p>313.15</text:p>
          </table:table-cell>
          <table:table-cell office:value-type="float" office:value="54.5" calcext:value-type="float">
            <text:p>54.5</text:p>
          </table:table-cell>
          <table:table-cell table:formula="of:=[.C3]/107.2" office:value-type="float" office:value="0.50839552238806" calcext:value-type="float">
            <text:p>0.50839552238806</text:p>
          </table:table-cell>
          <table:table-cell table:formula="of:=-LN([.D3])" office:value-type="float" office:value="0.676495546967503" calcext:value-type="float">
            <text:p>0.676495546967503</text:p>
          </table:table-cell>
          <table:table-cell table:formula="of:=-(1/[.B3] - 1/294.15)" office:value-type="float" office:value="0.000206268225392221" calcext:value-type="float">
            <text:p>0.000206268225392</text:p>
          </table:table-cell>
          <table:table-cell table:formula="of:=[.E3]^2" office:value-type="float" office:value="0.457646225066861" calcext:value-type="float">
            <text:p>0.457646225066861</text:p>
          </table:table-cell>
          <table:table-cell table:formula="of:=[.F3]^2" office:value-type="float" office:value="0.00000004254658080646" calcext:value-type="float">
            <text:p>4.25465808064562E-08</text:p>
          </table:table-cell>
          <table:table-cell table:formula="of:=[.E3]*[.F3]" office:value-type="float" office:value="0.000139539535958727" calcext:value-type="float">
            <text:p>0.000139539535959</text:p>
          </table:table-cell>
          <table:table-cell/>
          <table:table-cell table:formula="of:=((8*[.F3]-0.0021148)/(8*0.0000007033876978975-0.002114^2))^2*[.E14]^2" office:value-type="float" office:value="38.6975821599037" calcext:value-type="float">
            <text:p>38.6975821599037</text:p>
          </table:table-cell>
          <table:table-cell table:number-columns-repeated="4"/>
        </table:table-row>
        <table:table-row table:style-name="ro2">
          <table:table-cell table:style-name="ce2" office:value-type="float" office:value="45" calcext:value-type="float">
            <text:p>45.0</text:p>
          </table:table-cell>
          <table:table-cell table:formula="of:=[.A4]+273.15" office:value-type="float" office:value="318.15" calcext:value-type="float">
            <text:p>318.15</text:p>
          </table:table-cell>
          <table:table-cell office:value-type="float" office:value="47.9" calcext:value-type="float">
            <text:p>47.9</text:p>
          </table:table-cell>
          <table:table-cell table:formula="of:=[.C4]/107.2" office:value-type="float" office:value="0.446828358208955" calcext:value-type="float">
            <text:p>0.446828358208955</text:p>
          </table:table-cell>
          <table:table-cell table:formula="of:=-LN([.D4])" office:value-type="float" office:value="0.805580744219832" calcext:value-type="float">
            <text:p>0.805580744219832</text:p>
          </table:table-cell>
          <table:table-cell table:formula="of:=-(1/[.B4] - 1/294.15)" office:value-type="float" office:value="0.000256454581132332" calcext:value-type="float">
            <text:p>0.000256454581132</text:p>
          </table:table-cell>
          <table:table-cell table:formula="of:=[.E4]^2" office:value-type="float" office:value="0.648960335457778" calcext:value-type="float">
            <text:p>0.648960335457778</text:p>
          </table:table-cell>
          <table:table-cell table:formula="of:=[.F4]^2" office:value-type="float" office:value="0.00000006576895218376" calcext:value-type="float">
            <text:p>6.57689521837599E-08</text:p>
          </table:table-cell>
          <table:table-cell table:formula="of:=[.E4]*[.F4]" office:value-type="float" office:value="0.000206594872327169" calcext:value-type="float">
            <text:p>0.000206594872327</text:p>
          </table:table-cell>
          <table:table-cell/>
          <table:table-cell table:formula="of:=((8*[.F4]-0.0021148)/(8*0.0000007033876978975-0.002114^2))^2*[.E15]^2" office:value-type="float" office:value="0.78675208425173" calcext:value-type="float">
            <text:p>0.78675208425173</text:p>
          </table:table-cell>
          <table:table-cell table:number-columns-repeated="4"/>
        </table:table-row>
        <table:table-row table:style-name="ro2">
          <table:table-cell table:style-name="ce2" office:value-type="float" office:value="50" calcext:value-type="float">
            <text:p>50.0</text:p>
          </table:table-cell>
          <table:table-cell table:formula="of:=[.A5]+273.15" office:value-type="float" office:value="323.15" calcext:value-type="float">
            <text:p>323.15</text:p>
          </table:table-cell>
          <table:table-cell office:value-type="float" office:value="39.3" calcext:value-type="float">
            <text:p>39.3</text:p>
          </table:table-cell>
          <table:table-cell table:formula="of:=[.C5]/107.2" office:value-type="float" office:value="0.36660447761194" calcext:value-type="float">
            <text:p>0.36660447761194</text:p>
          </table:table-cell>
          <table:table-cell table:formula="of:=-LN([.D5])" office:value-type="float" office:value="1.00347172976149" calcext:value-type="float">
            <text:p>1.00347172976149</text:p>
          </table:table-cell>
          <table:table-cell table:formula="of:=-(1/[.B5] - 1/294.15)" office:value-type="float" office:value="0.000305087900952898" calcext:value-type="float">
            <text:p>0.000305087900953</text:p>
          </table:table-cell>
          <table:table-cell table:formula="of:=[.E5]^2" office:value-type="float" office:value="1.00695551243051" calcext:value-type="float">
            <text:p>1.00695551243051</text:p>
          </table:table-cell>
          <table:table-cell table:formula="of:=[.F5]^2" office:value-type="float" office:value="0.00000009307862730785" calcext:value-type="float">
            <text:p>9.30786273078451E-08</text:p>
          </table:table-cell>
          <table:table-cell table:formula="of:=[.E5]*[.F5]" office:value-type="float" office:value="0.000306147083698505" calcext:value-type="float">
            <text:p>0.000306147083699</text:p>
          </table:table-cell>
          <table:table-cell/>
          <table:table-cell table:formula="of:=((8*[.F5]-0.0021148)/(8*0.0000007033876978975-0.002114^2))^2*[.E16]^2" office:value-type="float" office:value="24.6242112134722" calcext:value-type="float">
            <text:p>24.6242112134722</text:p>
          </table:table-cell>
          <table:table-cell table:number-columns-repeated="4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formula="of:=[.A6]+273.15" office:value-type="float" office:value="328.15" calcext:value-type="float">
            <text:p>328.15</text:p>
          </table:table-cell>
          <table:table-cell office:value-type="float" office:value="34" calcext:value-type="float">
            <text:p>34.0</text:p>
          </table:table-cell>
          <table:table-cell table:formula="of:=[.C6]/107.2" office:value-type="float" office:value="0.317164179104478" calcext:value-type="float">
            <text:p>0.317164179104478</text:p>
          </table:table-cell>
          <table:table-cell table:formula="of:=-LN([.D6])" office:value-type="float" office:value="1.14833572402054" calcext:value-type="float">
            <text:p>1.14833572402054</text:p>
          </table:table-cell>
          <table:table-cell table:formula="of:=-(1/[.B6] - 1/294.15)" office:value-type="float" office:value="0.000352239175372867" calcext:value-type="float">
            <text:p>0.000352239175373</text:p>
          </table:table-cell>
          <table:table-cell table:formula="of:=[.E6]^2" office:value-type="float" office:value="1.31867493506178" calcext:value-type="float">
            <text:p>1.31867493506178</text:p>
          </table:table-cell>
          <table:table-cell table:formula="of:=[.F6]^2" office:value-type="float" office:value="0.00000012407243666736" calcext:value-type="float">
            <text:p>1.24072436667357E-07</text:p>
          </table:table-cell>
          <table:table-cell table:formula="of:=[.E6]*[.F6]" office:value-type="float" office:value="0.000404488828480199" calcext:value-type="float">
            <text:p>0.00040448882848</text:p>
          </table:table-cell>
          <table:table-cell/>
          <table:table-cell table:formula="of:=((8*[.F6]-0.0021148)/(8*0.0000007033876978975-0.002114^2))^2*[.E17]^2" office:value-type="float" office:value="130.604023554498" calcext:value-type="float">
            <text:p>130.604023554498</text:p>
          </table:table-cell>
          <table:table-cell table:number-columns-repeated="4"/>
        </table:table-row>
        <table:table-row table:style-name="ro2">
          <table:table-cell table:style-name="ce2" office:value-type="float" office:value="60" calcext:value-type="float">
            <text:p>60.0</text:p>
          </table:table-cell>
          <table:table-cell table:formula="of:=[.A7]+273.15" office:value-type="float" office:value="333.15" calcext:value-type="float">
            <text:p>333.15</text:p>
          </table:table-cell>
          <table:table-cell office:value-type="float" office:value="29.6" calcext:value-type="float">
            <text:p>29.6</text:p>
          </table:table-cell>
          <table:table-cell table:formula="of:=[.C7]/107.2" office:value-type="float" office:value="0.276119402985075" calcext:value-type="float">
            <text:p>0.276119402985075</text:p>
          </table:table-cell>
          <table:table-cell table:formula="of:=-LN([.D7])" office:value-type="float" office:value="1.28692188730669" calcext:value-type="float">
            <text:p>1.28692188730669</text:p>
          </table:table-cell>
          <table:table-cell table:formula="of:=-(1/[.B7] - 1/294.15)" office:value-type="float" office:value="0.000397975133136076" calcext:value-type="float">
            <text:p>0.000397975133136</text:p>
          </table:table-cell>
          <table:table-cell table:formula="of:=[.E7]^2" office:value-type="float" office:value="1.656167944029" calcext:value-type="float">
            <text:p>1.656167944029</text:p>
          </table:table-cell>
          <table:table-cell table:formula="of:=[.F7]^2" office:value-type="float" office:value="0.00000015838420659468" calcext:value-type="float">
            <text:p>1.58384206594677E-07</text:p>
          </table:table-cell>
          <table:table-cell table:formula="of:=[.E7]*[.F7]" office:value-type="float" office:value="0.000512162909436608" calcext:value-type="float">
            <text:p>0.000512162909437</text:p>
          </table:table-cell>
          <table:table-cell/>
          <table:table-cell table:formula="of:=((8*[.F7]-0.0021148)/(8*0.0000007033876978975-0.002114^2))^2*[.E18]^2" office:value-type="float" office:value="345.437166406234" calcext:value-type="float">
            <text:p>345.437166406234</text:p>
          </table:table-cell>
          <table:table-cell table:number-columns-repeated="4"/>
        </table:table-row>
        <table:table-row table:style-name="ro2">
          <table:table-cell table:style-name="ce2" office:value-type="float" office:value="65" calcext:value-type="float">
            <text:p>65.0</text:p>
          </table:table-cell>
          <table:table-cell table:formula="of:=[.A8]+273.15" office:value-type="float" office:value="338.15" calcext:value-type="float">
            <text:p>338.15</text:p>
          </table:table-cell>
          <table:table-cell office:value-type="float" office:value="24.3" calcext:value-type="float">
            <text:p>24.3</text:p>
          </table:table-cell>
          <table:table-cell table:formula="of:=[.C8]/107.2" office:value-type="float" office:value="0.226679104477612" calcext:value-type="float">
            <text:p>0.226679104477612</text:p>
          </table:table-cell>
          <table:table-cell table:formula="of:=-LN([.D8])" office:value-type="float" office:value="1.4842198982902" calcext:value-type="float">
            <text:p>1.4842198982902</text:p>
          </table:table-cell>
          <table:table-cell table:formula="of:=-(1/[.B8] - 1/294.15)" office:value-type="float" office:value="0.000442358556291471" calcext:value-type="float">
            <text:p>0.000442358556291</text:p>
          </table:table-cell>
          <table:table-cell table:formula="of:=[.E8]^2" office:value-type="float" office:value="2.20290870648057" calcext:value-type="float">
            <text:p>2.20290870648057</text:p>
          </table:table-cell>
          <table:table-cell table:formula="of:=[.F8]^2" office:value-type="float" office:value="0.00000019568109232428" calcext:value-type="float">
            <text:p>1.95681092324275E-07</text:p>
          </table:table-cell>
          <table:table-cell table:formula="of:=[.E8]*[.F8]" office:value-type="float" office:value="0.000656557371426726" calcext:value-type="float">
            <text:p>0.000656557371427</text:p>
          </table:table-cell>
          <table:table-cell/>
          <table:table-cell table:formula="of:=((8*[.F8]-0.0021148)/(8*0.0000007033876978975-0.002114^2))^2*[.E19]^2" office:value-type="float" office:value="755.009699806145" calcext:value-type="float">
            <text:p>755.009699806145</text:p>
          </table:table-cell>
          <table:table-cell table:number-columns-repeated="4"/>
        </table:table-row>
        <table:table-row table:style-name="ro2">
          <table:table-cell table:style-name="ce2" office:value-type="float" office:value="70" calcext:value-type="float">
            <text:p>70.0</text:p>
          </table:table-cell>
          <table:table-cell table:formula="of:=[.A9]+273.15" office:value-type="float" office:value="343.15" calcext:value-type="float">
            <text:p>343.15</text:p>
          </table:table-cell>
          <table:table-cell office:value-type="float" office:value="20.7" calcext:value-type="float">
            <text:p>20.7</text:p>
          </table:table-cell>
          <table:table-cell table:formula="of:=[.C9]/107.2" office:value-type="float" office:value="0.193097014925373" calcext:value-type="float">
            <text:p>0.193097014925373</text:p>
          </table:table-cell>
          <table:table-cell table:formula="of:=-LN([.D9])" office:value-type="float" office:value="1.64456254836538" calcext:value-type="float">
            <text:p>1.64456254836538</text:p>
          </table:table-cell>
          <table:table-cell table:formula="of:=-(1/[.B9] - 1/294.15)" office:value-type="float" office:value="0.000485448567727345" calcext:value-type="float">
            <text:p>0.000485448567727</text:p>
          </table:table-cell>
          <table:table-cell table:formula="of:=[.E9]^2" office:value-type="float" office:value="2.70458597548603" calcext:value-type="float">
            <text:p>2.70458597548603</text:p>
          </table:table-cell>
          <table:table-cell table:formula="of:=[.F9]^2" office:value-type="float" office:value="0.00000023566031190853" calcext:value-type="float">
            <text:p>2.3566031190853E-07</text:p>
          </table:table-cell>
          <table:table-cell table:formula="of:=[.E9]*[.F9]" office:value-type="float" office:value="0.000798350533642005" calcext:value-type="float">
            <text:p>0.000798350533642</text:p>
          </table:table-cell>
          <table:table-cell/>
          <table:table-cell table:formula="of:=((8*[.F9]-0.0021148)/(8*0.0000007033876978975-0.002114^2))^2*[.E20]^2" office:value-type="float" office:value="1399.3641690577" calcext:value-type="float">
            <text:p>1399.3641690577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ce21" table:formula="of:=SUM([.K1:.K9])" office:value-type="float" office:value="2819.09484615918" calcext:value-type="float">
            <text:p>2.82E+0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UM</text:p>
          </table:table-cell>
          <table:table-cell table:formula="of:=SUM([.B1:.B8])" office:value-type="float" office:value="2262.05" calcext:value-type="float">
            <text:p>2262.05</text:p>
          </table:table-cell>
          <table:table-cell table:style-name="Default" table:formula="of:=SUM([.C1:.C8])" office:value-type="float" office:value="293.4" calcext:value-type="float">
            <text:p>293.4</text:p>
          </table:table-cell>
          <table:table-cell table:formula="of:=SUM([.D1:.D8])" office:value-type="float" office:value="2.73694029850746" calcext:value-type="float">
            <text:p>2.73694029850746</text:p>
          </table:table-cell>
          <table:table-cell table:formula="of:=SUM([.E1:.E8])" office:value-type="float" office:value="6.92396858885221" calcext:value-type="float">
            <text:p>6.92396858885221</text:p>
          </table:table-cell>
          <table:table-cell table:formula="of:=SUM([.F1:.F8])" office:value-type="float" office:value="0.00211483680796145" calcext:value-type="float">
            <text:p>0.002114836807961</text:p>
          </table:table-cell>
          <table:table-cell table:formula="of:=SUM([.G1:.G8])" office:value-type="float" office:value="7.56061555626968" calcext:value-type="float">
            <text:p>7.56061555626968</text:p>
          </table:table-cell>
          <table:table-cell table:formula="of:=SUM([.H1:.H8])" office:value-type="float" office:value="0.0000007033876978975" calcext:value-type="float">
            <text:p>7.03387697897499E-07</text:p>
          </table:table-cell>
          <table:table-cell table:formula="of:=SUM([.I1:.I8])" office:value-type="float" office:value="0.00230564303581574" calcext:value-type="float">
            <text:p>0.002305643035816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Default"/>
          <table:table-cell table:number-columns-repeated="7"/>
          <table:table-cell table:style-name="ce21" table:formula="of:=SQRT([.K10])" office:value-type="float" office:value="53.0951489889536" calcext:value-type="float">
            <text:p>5.31E+0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RRORS</text:p>
          </table:table-cell>
          <table:table-cell office:value-type="float" office:value="0.5" calcext:value-type="float">
            <text:p>0.5</text:p>
          </table:table-cell>
          <table:table-cell table:style-name="ce9" table:formula="of:=[.C2]*0.01 +0.3" office:value-type="float" office:value="0.938" calcext:value-type="float">
            <text:p>0.9</text:p>
          </table:table-cell>
          <table:table-cell table:formula="of:=[.C13]/107.2" office:value-type="float" office:value="0.00875" calcext:value-type="float">
            <text:p>0.00875</text:p>
          </table:table-cell>
          <table:table-cell table:formula="of:=[.D13]/[.D2]" office:value-type="float" office:value="0.0147021943573668" calcext:value-type="float">
            <text:p>0.014702194357367</text:p>
          </table:table-cell>
          <table:table-cell table:formula="of:=[.B13]/[.B2]^2" office:value-type="float" office:value="0.00000526557326862225" calcext:value-type="float">
            <text:p>5.26557326862225E-06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3]*0.01 +0.3" office:value-type="float" office:value="0.845" calcext:value-type="float">
            <text:p>0.8</text:p>
          </table:table-cell>
          <table:table-cell table:formula="of:=[.C14]/107.2" office:value-type="float" office:value="0.00788246268656716" calcext:value-type="float">
            <text:p>0.007882462686567</text:p>
          </table:table-cell>
          <table:table-cell table:formula="of:=[.D14]/[.D3]" office:value-type="float" office:value="0.0155045871559633" calcext:value-type="float">
            <text:p>0.015504587155963</text:p>
          </table:table-cell>
          <table:table-cell table:formula="of:=[.B14]/[.B3]^2" office:value-type="float" office:value="0.00000509876706968426" calcext:value-type="float">
            <text:p>5.09876706968426E-06</text:p>
          </table:table-cell>
          <table:table-cell/>
          <table:table-cell office:value-type="float" office:value="0.0000007033876978975" calcext:value-type="float">
            <text:p>7.033876978975E-07</text:p>
          </table:table-cell>
          <table:table-cell table:number-columns-repeated="2"/>
          <table:table-cell table:style-name="ce21" table:formula="of:=3397.6857*SQRT((0.99617^(-1)-1)/6)" office:value-type="float" office:value="86.0082744770912" calcext:value-type="float">
            <text:p>8.60E+01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4]*0.01 +0.3" office:value-type="float" office:value="0.779" calcext:value-type="float">
            <text:p>0.8</text:p>
          </table:table-cell>
          <table:table-cell table:formula="of:=[.C15]/107.2" office:value-type="float" office:value="0.00726679104477612" calcext:value-type="float">
            <text:p>0.007266791044776</text:p>
          </table:table-cell>
          <table:table-cell table:formula="of:=[.D15]/[.D4]" office:value-type="float" office:value="0.0162630480167015" calcext:value-type="float">
            <text:p>0.016263048016702</text:p>
          </table:table-cell>
          <table:table-cell table:formula="of:=[.B15]/[.B4]^2" office:value-type="float" office:value="0.00000493976341348915" calcext:value-type="float">
            <text:p>4.93976341348915E-06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5]*0.01 +0.3" office:value-type="float" office:value="0.693" calcext:value-type="float">
            <text:p>0.7</text:p>
          </table:table-cell>
          <table:table-cell table:formula="of:=[.C16]/107.2" office:value-type="float" office:value="0.00646455223880597" calcext:value-type="float">
            <text:p>0.006464552238806</text:p>
          </table:table-cell>
          <table:table-cell table:formula="of:=[.D16]/[.D5]" office:value-type="float" office:value="0.0176335877862595" calcext:value-type="float">
            <text:p>0.01763358778626</text:p>
          </table:table-cell>
          <table:table-cell table:formula="of:=[.B16]/[.B5]^2" office:value-type="float" office:value="0.00000478808315052233" calcext:value-type="float">
            <text:p>4.78808315052233E-06</text:p>
          </table:table-cell>
          <table:table-cell table:number-columns-repeated="4"/>
          <table:table-cell table:style-name="ce21"/>
          <table:table-cell table:number-columns-repeated="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6]*0.01 +0.3" office:value-type="float" office:value="0.64" calcext:value-type="float">
            <text:p>0.6</text:p>
          </table:table-cell>
          <table:table-cell table:formula="of:=[.C17]/107.2" office:value-type="float" office:value="0.00597014925373134" calcext:value-type="float">
            <text:p>0.005970149253731</text:p>
          </table:table-cell>
          <table:table-cell table:formula="of:=[.D17]/[.D6]" office:value-type="float" office:value="0.0188235294117647" calcext:value-type="float">
            <text:p>0.018823529411765</text:p>
          </table:table-cell>
          <table:table-cell table:formula="of:=[.B17]/[.B6]^2" office:value-type="float" office:value="0.00000464328335481123" calcext:value-type="float">
            <text:p>4.64328335481123E-06</text:p>
          </table:table-cell>
          <table:table-cell table:number-columns-repeated="4"/>
          <table:table-cell table:style-name="ce21" table:formula="of:=SQRT([.K12]^2+[.K14]^2)" office:value-type="float" office:value="101.076793205393" calcext:value-type="float">
            <text:p>1.01E+02</text:p>
          </table:table-cell>
          <table:table-cell table:number-columns-repeated="4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7]*0.01 +0.3" office:value-type="float" office:value="0.596" calcext:value-type="float">
            <text:p>0.6</text:p>
          </table:table-cell>
          <table:table-cell table:formula="of:=[.C18]/107.2" office:value-type="float" office:value="0.00555970149253731" calcext:value-type="float">
            <text:p>0.005559701492537</text:p>
          </table:table-cell>
          <table:table-cell table:formula="of:=[.D18]/[.D7]" office:value-type="float" office:value="0.0201351351351351" calcext:value-type="float">
            <text:p>0.020135135135135</text:p>
          </table:table-cell>
          <table:table-cell table:formula="of:=[.B18]/[.B7]^2" office:value-type="float" office:value="0.00000450495408674681" calcext:value-type="float">
            <text:p>4.50495408674681E-06</text:p>
          </table:table-cell>
          <table:table-cell table:number-columns-repeated="9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8]*0.01 +0.3" office:value-type="float" office:value="0.543" calcext:value-type="float">
            <text:p>0.5</text:p>
          </table:table-cell>
          <table:table-cell table:formula="of:=[.C19]/107.2" office:value-type="float" office:value="0.00506529850746269" calcext:value-type="float">
            <text:p>0.005065298507463</text:p>
          </table:table-cell>
          <table:table-cell table:formula="of:=[.D19]/[.D8]" office:value-type="float" office:value="0.0223456790123457" calcext:value-type="float">
            <text:p>0.022345679012346</text:p>
          </table:table-cell>
          <table:table-cell table:formula="of:=[.B19]/[.B8]^2" office:value-type="float" office:value="0.00000437271548845779" calcext:value-type="float">
            <text:p>4.37271548845779E-06</text:p>
          </table:table-cell>
          <table:table-cell table:number-columns-repeated="9"/>
        </table:table-row>
        <table:table-row table:style-name="ro3">
          <table:table-cell/>
          <table:table-cell office:value-type="float" office:value="0.5" calcext:value-type="float">
            <text:p>0.5</text:p>
          </table:table-cell>
          <table:table-cell table:style-name="ce9" table:formula="of:=[.C9]*0.01 +0.3" office:value-type="float" office:value="0.507" calcext:value-type="float">
            <text:p>0.5</text:p>
          </table:table-cell>
          <table:table-cell table:formula="of:=[.C20]/107.2" office:value-type="float" office:value="0.0047294776119403" calcext:value-type="float">
            <text:p>0.00472947761194</text:p>
          </table:table-cell>
          <table:table-cell table:formula="of:=[.D20]/[.D9]" office:value-type="float" office:value="0.0244927536231884" calcext:value-type="float">
            <text:p>0.024492753623188</text:p>
          </table:table-cell>
          <table:table-cell table:formula="of:=[.B20]/[.B9]^2" office:value-type="float" office:value="0.0000042462151732597" calcext:value-type="float">
            <text:p>4.2462151732597E-0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15:56:19.6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3-01T16:07:50.522000000</dc:date>
    <meta:editing-duration>PT2H36M42S</meta:editing-duration>
    <meta:editing-cycles>11</meta:editing-cycles>
    <meta:document-statistic meta:table-count="4" meta:cell-count="491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ignore" chart:right-angled-axes="true" chart:error-category="cell-range" chart:error-upper-range="Página1.C15:Página1.C23" chart:error-lower-range="Página1.C15:Página1.C23"/>
    </style:style>
    <style:style style:name="ch5" style:family="chart" style:data-style-name="N125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display-label="true" chart:logarithmic="false" chart:minimum="50.4" chart:maximum="58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 chart:error-category="cell-range" chart:error-upper-range="Página1.C15:Página1.C23" chart:error-lower-range="Página1.C15:Página1.C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4" loext:regression-extrapolate-backward="4" chart:regression-type="linear"/>
      <style:graphic-properties svg:stroke-color="#004586"/>
    </style:style>
    <style:style style:name="ch13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error-upper-indicator="true" chart:error-lower-indicator="true" chart:error-category="cell-range" chart:error-upper-range="Página1.C15:Página1.C23" chart:error-lower-range="Página1.C15:Página1.C23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95cm" svg:y="0.348cm" chart:style-name="ch2">
          <text:p>Resistencia en función de la temperatura </text:p>
        </chart:title>
        <chart:subtitle svg:x="6.938cm" svg:y="1.275cm" chart:style-name="ch3">
          <text:p>Constantán</text:p>
        </chart:subtitle>
        <chart:plot-area chart:style-name="ch4" table:cell-range-address="Página1.B5:Página1.C13" svg:x="1.24cm" svg:y="2.337cm" svg:width="14.348cm" svg:height="5.501cm">
          <chart:coordinate-region svg:x="2.152cm" svg:y="2.337cm" svg:width="13.104cm" svg:height="4.854cm"/>
          <chart:axis chart:dimension="x" chart:name="primary-x" chart:style-name="ch5">
            <chart:title svg:x="7.973cm" svg:y="8.018cm" chart:style-name="ch6">
              <text:p>T(°C)</text:p>
            </chart:title>
            <chart:grid chart:style-name="ch7" chart:class="major"/>
          </chart:axis>
          <chart:axis chart:dimension="y" chart:name="primary-y" chart:style-name="ch8">
            <chart:title svg:x="0.36cm" svg:y="5.488cm" chart:style-name="ch9">
              <text:p>R(Ω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Página1.C5:Página1.C13" chart:class="chart:scatter">
            <chart:domain table:cell-range-address="Página1.B5:Página1.B13"/>
            <chart:regression-curve chart:style-name="ch12"/>
            <chart:error-indicator chart:style-name="ch13" chart:dimension="x"/>
            <chart:error-indicator chart:style-name="ch14" chart:dimension="y"/>
            <chart:data-point chart:repeated="2"/>
            <chart:data-point chart:style-name="ch15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Página1.B5:Página1.B13</svg:desc>
                </draw:g>
              </table:table-cell>
              <table:table-cell office:value-type="float" office:value="55.3">
                <text:p>55.3</text:p>
                <draw:g>
                  <svg:desc>Página1.C5:Página1.C13</svg:desc>
                </draw:g>
              </table:table-cell>
              <table:table-cell office:value-type="float" office:value="0.853">
                <text:p>0.853</text:p>
                <draw:g>
                  <svg:desc>Página1.C15:Página1.C23</svg:desc>
                </draw:g>
              </table:table-cell>
              <table:table-cell office:value-type="float" office:value="0.853">
                <text:p>0.853</text:p>
                <draw:g>
                  <svg:desc>Página1.C15:Página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55.7">
                <text:p>55.7</text:p>
              </table:table-cell>
              <table:table-cell office:value-type="float" office:value="0.857">
                <text:p>0.857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5.4">
                <text:p>55.4</text:p>
              </table:table-cell>
              <table:table-cell office:value-type="float" office:value="0.854">
                <text:p>0.854</text:p>
              </table:table-cell>
              <table:table-cell office:value-type="float" office:value="0.854">
                <text:p>0.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55.3">
                <text:p>55.3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5.2">
                <text:p>55.2</text:p>
              </table:table-cell>
              <table:table-cell office:value-type="float" office:value="0.852">
                <text:p>0.85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4.9">
                <text:p>54.9</text:p>
              </table:table-cell>
              <table:table-cell office:value-type="float" office:value="0.849">
                <text:p>0.849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55.1">
                <text:p>55.1</text:p>
              </table:table-cell>
              <table:table-cell office:value-type="float" office:value="0.851">
                <text:p>0.851</text:p>
              </table:table-cell>
              <table:table-cell office:value-type="float" office:value="0.851">
                <text:p>0.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55.2">
                <text:p>55.2</text:p>
              </table:table-cell>
              <table:table-cell office:value-type="float" office:value="0.852">
                <text:p>0.852</text:p>
              </table:table-cell>
              <table:table-cell office:value-type="float" office:value="0.852">
                <text:p>0.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Página2.H16:Página2.H22" chart:error-lower-range="Página2.H16:Página2.H22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Página2.H16:Página2.H22" chart:error-lower-range="Página2.H16:Página2.H2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4" loext:regression-extrapolate-backward="4" chart:regression-type="linear"/>
      <style:graphic-properties svg:stroke-color="#004586"/>
    </style:style>
    <style:style style:name="ch11" style:family="chart">
      <style:chart-properties loext:regression-x-name="T-T0" loext:regression-y-name="R/R0"/>
    </style:style>
    <style:style style:name="ch12" style:family="chart">
      <style:chart-properties chart:error-upper-indicator="true" chart:error-lower-indicator="true" chart:error-category="cell-range" chart:error-upper-range="Página2.I16:Página2.I22" chart:error-lower-range="Página2.I16:Página2.I22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Página2.H16:Página2.H22" chart:error-lower-range="Página2.H16:Página2.H22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81cm" svg:height="11.6cm" xlink:href=".." xlink:type="simple" chart:class="chart:scatter" chart:column-mapping="1 0" chart:style-name="ch1">
        <chart:title svg:x="2.322cm" svg:y="0.1cm" chart:style-name="ch2">
          <text:p>Resistencia relativa del hilo de cobre como función de la diferencia de temperatura </text:p>
        </chart:title>
        <chart:plot-area chart:style-name="ch3" table:cell-range-address="Página2.F6:Página2.G12" svg:x="1.434cm" svg:y="1.379cm" svg:width="19.324cm" svg:height="9.008cm">
          <chart:coordinate-region svg:x="2.161cm" svg:y="1.578cm" svg:width="18.41cm" svg:height="8.162cm"/>
          <chart:axis chart:dimension="x" chart:name="primary-x" chart:style-name="ch4">
            <chart:title svg:x="10.457cm" svg:y="10.619cm" chart:style-name="ch5">
              <text:p>T-T0 (K)</text:p>
            </chart:title>
          </chart:axis>
          <chart:axis chart:dimension="y" chart:name="primary-y" chart:style-name="ch6">
            <chart:title svg:x="0.451cm" svg:y="6.311cm" chart:style-name="ch7">
              <text:p>R/R0</text:p>
            </chart:title>
            <chart:grid chart:style-name="ch8" chart:class="major"/>
          </chart:axis>
          <chart:series chart:style-name="ch9" chart:values-cell-range-address="Página2.F6:Página2.F12" chart:class="chart:scatter">
            <chart:domain table:cell-range-address="Página2.G6:Página2.G12"/>
            <chart:regression-curve chart:style-name="ch10">
              <chart:equation chart:display-equation="true" chart:display-r-square="true" svg:x="2.7cm" svg:y="0.625cm" chart:style-name="ch11"/>
            </chart:regression-curve>
            <chart:error-indicator chart:style-name="ch12" chart:dimension="x"/>
            <chart:error-indicator chart:style-name="ch13" chart:dimension="y"/>
            <chart:data-point chart:style-name="ch14"/>
            <chart:data-point/>
            <chart:data-point chart:style-name="ch14" chart:repeated="2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9999999999979">
                <text:p>0.0999999999999979</text:p>
                <draw:g>
                  <svg:desc>Página2.G6:Página2.G12</svg:desc>
                </draw:g>
              </table:table-cell>
              <table:table-cell office:value-type="float" office:value="0.991735537190082">
                <text:p>0.991735537190082</text:p>
                <draw:g>
                  <svg:desc>Página2.F6:Página2.F12</svg:desc>
                </draw:g>
              </table:table-cell>
              <table:table-cell office:value-type="float" office:value="NaN">
                <text:p>NaN</text:p>
                <draw:g>
                  <svg:desc>Página2.I16:Página2.I22</svg:desc>
                </draw:g>
              </table:table-cell>
              <table:table-cell office:value-type="float" office:value="NaN">
                <text:p>NaN</text:p>
                <draw:g>
                  <svg:desc>Página2.I16:Página2.I22</svg:desc>
                </draw:g>
              </table:table-cell>
              <table:table-cell office:value-type="float" office:value="NaN">
                <text:p>NaN</text:p>
                <draw:g>
                  <svg:desc>Página2.H16:Página2.H22</svg:desc>
                </draw:g>
              </table:table-cell>
              <table:table-cell office:value-type="float" office:value="NaN">
                <text:p>NaN</text:p>
                <draw:g>
                  <svg:desc>Página2.H16:Página2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7">
                <text:p>5.7</text:p>
              </table:table-cell>
              <table:table-cell office:value-type="float" office:value="1.019955654102">
                <text:p>1.019955654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9">
                <text:p>12.9</text:p>
              </table:table-cell>
              <table:table-cell office:value-type="float" office:value="1.04944178628389">
                <text:p>1.0494417862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.09709535546856">
                <text:p>1.09709535546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2">
                <text:p>42.2</text:p>
              </table:table-cell>
              <table:table-cell office:value-type="float" office:value="1.15758604722951">
                <text:p>1.15758604722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5">
                <text:p>62.5</text:p>
              </table:table-cell>
              <table:table-cell office:value-type="float" office:value="1.23103556057801">
                <text:p>1.2310355605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.3">
                <text:p>84.3</text:p>
              </table:table-cell>
              <table:table-cell office:value-type="float" office:value="1.31630285233177">
                <text:p>1.31630285233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 chart:error-upper-range="Página1.E15:Página1.E23" chart:error-lower-range="Página1.E15:Página1.E23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error-category="cell-range" chart:error-upper-range="Página1.E15:Página1.E23" chart:error-lower-range="Página1.E15:Página1.E23"/>
      <style:graphic-properties draw:stroke="none" draw:stroke-dash="Dashed_20__28_var_29__20_2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9" chart:regression-force-intercept="true" chart:regression-intercept-value="-1" chart:regression-period="2" loext:regression-extrapolate-forward="4" loext:regression-extrapolate-backward="2" chart:regression-type="exponential"/>
      <style:graphic-properties svg:stroke-color="#004586"/>
    </style:style>
    <style:style style:name="ch13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error-upper-indicator="true" chart:error-lower-indicator="true" chart:error-category="cell-range" chart:error-upper-range="Página1.E15:Página1.E23" chart:error-lower-range="Página1.E15:Página1.E23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8cm" svg:height="11.667cm" xlink:href=".." xlink:type="simple" chart:class="chart:scatter" chart:style-name="ch1">
        <chart:title svg:x="3.873cm" svg:y="0.369cm" chart:style-name="ch2">
          <text:p>Resistencia en función de la temperatura</text:p>
        </chart:title>
        <chart:subtitle svg:x="7.537cm" svg:y="1.381cm" chart:style-name="ch3">
          <text:p>PTC</text:p>
        </chart:subtitle>
        <chart:plot-area chart:style-name="ch4" table:cell-range-address="Página1.B5:Página1.B13 Página1.E5:Página1.E13" svg:x="1.331cm" svg:y="2.297cm" svg:width="14.357cm" svg:height="8.156cm">
          <chart:coordinate-region svg:x="2.429cm" svg:y="2.496cm" svg:width="12.742cm" svg:height="7.31cm"/>
          <chart:axis chart:dimension="x" chart:name="primary-x" chart:style-name="ch5">
            <chart:title svg:x="8.068cm" svg:y="10.686cm" chart:style-name="ch6">
              <text:p>T(°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6.776cm" chart:style-name="ch10">
              <text:p>R(Ω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Página1.E5:Página1.E13" chart:class="chart:scatter">
            <chart:domain table:cell-range-address="Página1.B5:Página1.B13"/>
            <chart:regression-curve chart:style-name="ch12">
              <chart:equation chart:display-equation="true" chart:display-r-square="true" svg:x="0.065cm" svg:y="0.976cm"/>
            </chart:regression-curve>
            <chart:error-indicator chart:style-name="ch13" chart:dimension="x"/>
            <chart:error-indicator chart:style-name="ch14" chart:dimension="y"/>
            <chart:data-point chart:style-name="ch15" chart:repeated="2"/>
            <chart:data-point chart:repeated="4"/>
            <chart:data-point chart:style-name="ch15"/>
            <chart:data-point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Página1.B5:Página1.B13</svg:desc>
                </draw:g>
              </table:table-cell>
              <table:table-cell office:value-type="float" office:value="96.8">
                <text:p>96.8</text:p>
                <draw:g>
                  <svg:desc>Página1.E5:Página1.E13</svg:desc>
                </draw:g>
              </table:table-cell>
              <table:table-cell office:value-type="float" office:value="1.268">
                <text:p>1.268</text:p>
                <draw:g>
                  <svg:desc>Página1.E15:Página1.E23</svg:desc>
                </draw:g>
              </table:table-cell>
              <table:table-cell office:value-type="float" office:value="1.268">
                <text:p>1.268</text:p>
                <draw:g>
                  <svg:desc>Página1.E15:Págin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02.5">
                <text:p>102.5</text:p>
              </table:table-cell>
              <table:table-cell office:value-type="float" office:value="1.325">
                <text:p>1.325</text:p>
              </table:table-cell>
              <table:table-cell office:value-type="float" office:value="1.325">
                <text:p>1.3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6.6">
                <text:p>106.6</text:p>
              </table:table-cell>
              <table:table-cell office:value-type="float" office:value="1.366">
                <text:p>1.366</text:p>
              </table:table-cell>
              <table:table-cell office:value-type="float" office:value="1.366">
                <text:p>1.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1.44">
                <text:p>1.4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8.9">
                <text:p>128.9</text:p>
              </table:table-cell>
              <table:table-cell office:value-type="float" office:value="1.589">
                <text:p>1.589</text:p>
              </table:table-cell>
              <table:table-cell office:value-type="float" office:value="1.589">
                <text:p>1.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163.2">
                <text:p>163.2</text:p>
              </table:table-cell>
              <table:table-cell office:value-type="float" office:value="1.932">
                <text:p>1.93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51">
                <text:p>251</text:p>
              </table:table-cell>
              <table:table-cell office:value-type="float" office:value="2.81">
                <text:p>2.81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410">
                <text:p>410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904">
                <text:p>904</text:p>
              </table:table-cell>
              <table:table-cell office:value-type="float" office:value="9.34">
                <text:p>9.34</text:p>
              </table:table-cell>
              <table:table-cell office:value-type="float" office:value="9.34">
                <text:p>9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 chart:error-upper-range="Página1.D15:Página1.D23" chart:error-lower-range="Página1.D15:Página1.D23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error-category="cell-range" chart:error-upper-range="Página1.D15:Página1.D23" chart:error-lower-range="Página1.D15:Página1.D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error-upper-indicator="true" chart:error-lower-indicator="true" chart:error-category="cell-range" chart:error-upper-range="Página1.D15:Página1.D23" chart:error-lower-range="Página1.D15:Página1.D23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8cm" svg:height="8.982cm" xlink:href=".." xlink:type="simple" chart:class="chart:scatter" chart:style-name="ch1">
        <chart:title svg:x="3.791cm" svg:y="0.315cm" chart:style-name="ch2">
          <text:p>Resistencia en función de la temperatura </text:p>
        </chart:title>
        <chart:subtitle svg:x="7.39cm" svg:y="1.273cm" chart:style-name="ch3">
          <text:p>Cobre</text:p>
        </chart:subtitle>
        <chart:plot-area chart:style-name="ch4" table:cell-range-address="Página1.B7:Página1.B13 Página1.D7:Página1.D13" svg:x="1.33cm" svg:y="2.135cm" svg:width="14.329cm" svg:height="5.687cm">
          <chart:coordinate-region svg:x="2.242cm" svg:y="2.334cm" svg:width="13.086cm" svg:height="4.841cm"/>
          <chart:axis chart:dimension="x" chart:name="primary-x" chart:style-name="ch5">
            <chart:title svg:x="8.053cm" svg:y="8.001cm" chart:style-name="ch6">
              <text:p>T(°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379cm" chart:style-name="ch10">
              <text:p>R(Ω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Página1.D7:Página1.D13" chart:class="chart:scatter">
            <chart:domain table:cell-range-address="Página1.B7:Página1.B13"/>
            <chart:regression-curve chart:style-name="ch12"/>
            <chart:error-indicator chart:style-name="ch13" chart:dimension="x"/>
            <chart:error-indicator chart:style-name="ch14" chart:dimension="y"/>
            <chart:data-point chart:style-name="ch15" chart:repeated="3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Página1.B7:Página1.B13</svg:desc>
                </draw:g>
              </table:table-cell>
              <table:table-cell office:value-type="float" office:value="31.3">
                <text:p>31.3</text:p>
                <draw:g>
                  <svg:desc>Página1.D7:Página1.D13</svg:desc>
                </draw:g>
              </table:table-cell>
              <table:table-cell office:value-type="float" office:value="0.614">
                <text:p>0.614</text:p>
                <draw:g>
                  <svg:desc>Página1.D15:Página1.D23</svg:desc>
                </draw:g>
              </table:table-cell>
              <table:table-cell office:value-type="float" office:value="0.614">
                <text:p>0.614</text:p>
                <draw:g>
                  <svg:desc>Página1.D15:Página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31.8">
                <text:p>31.8</text:p>
              </table:table-cell>
              <table:table-cell office:value-type="float" office:value="0.615">
                <text:p>0.615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32.2">
                <text:p>32.2</text:p>
              </table:table-cell>
              <table:table-cell office:value-type="float" office:value="0.613">
                <text:p>0.613</text:p>
              </table:table-cell>
              <table:table-cell office:value-type="float" office:value="0.613">
                <text:p>0.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32.6">
                <text:p>32.6</text:p>
              </table:table-cell>
              <table:table-cell office:value-type="float" office:value="0.618">
                <text:p>0.618</text:p>
              </table:table-cell>
              <table:table-cell office:value-type="float" office:value="0.618">
                <text:p>0.6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33.1">
                <text:p>33.1</text:p>
              </table:table-cell>
              <table:table-cell office:value-type="float" office:value="0.622">
                <text:p>0.622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33.6">
                <text:p>33.6</text:p>
              </table:table-cell>
              <table:table-cell office:value-type="float" office:value="0.626">
                <text:p>0.626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4.1">
                <text:p>34.1</text:p>
              </table:table-cell>
              <table:table-cell office:value-type="float" office:value="0.631">
                <text:p>0.631</text:p>
              </table:table-cell>
              <table:table-cell office:value-type="float" office:value="0.631">
                <text:p>0.6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">
                <text:p>0.636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">
                <text:p>0.641</text:p>
              </table:table-cell>
              <table:table-cell office:value-type="float" office:value="0.641">
                <text:p>0.6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5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 chart:error-category="cell-range" chart:error-upper-range="Página1.F15:Página1.F23" chart:error-lower-range="Página1.F15:Página1.F23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 chart:error-category="cell-range" chart:error-upper-range="Página1.F15:Página1.F23" chart:error-lower-range="Página1.F15:Página1.F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exponential"/>
      <style:graphic-properties svg:stroke-color="#004586"/>
    </style:style>
    <style:style style:name="ch13" style:family="chart">
      <style:chart-properties chart:error-lower-limit="1" chart:error-upper-limit="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error-upper-indicator="true" chart:error-lower-indicator="true" chart:error-category="cell-range" chart:error-upper-range="Página1.F15:Página1.F23" chart:error-lower-range="Página1.F15:Página1.F23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74cm" svg:height="8.973cm" xlink:href=".." xlink:type="simple" chart:class="chart:scatter" chart:style-name="ch1">
        <chart:title svg:x="3.899cm" svg:y="0.242cm" chart:style-name="ch2">
          <text:p>Resistencia en función de la temperatura</text:p>
        </chart:title>
        <chart:subtitle svg:x="7.507cm" svg:y="1.273cm" chart:style-name="ch3">
          <text:p>NTC</text:p>
        </chart:subtitle>
        <chart:plot-area chart:style-name="ch4" table:cell-range-address="Página1.B5:Página1.B13 Página1.F5:Página1.F13" svg:x="1.33cm" svg:y="2.135cm" svg:width="14.325cm" svg:height="5.678cm">
          <chart:coordinate-region svg:x="2.242cm" svg:y="2.334cm" svg:width="12.896cm" svg:height="4.832cm"/>
          <chart:axis chart:dimension="x" chart:name="primary-x" chart:style-name="ch5">
            <chart:title svg:x="8.051cm" svg:y="7.992cm" chart:style-name="ch6">
              <text:p>T(°C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375cm" chart:style-name="ch10">
              <text:p>R(Ω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Página1.F5:Página1.F13" chart:class="chart:scatter">
            <chart:domain table:cell-range-address="Página1.B5:Página1.B13"/>
            <chart:regression-curve chart:style-name="ch12"/>
            <chart:error-indicator chart:style-name="ch13" chart:dimension="x"/>
            <chart:error-indicator chart:style-name="ch14" chart:dimension="y"/>
            <chart:data-point chart:style-name="ch15"/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Página1.B5:Página1.B13</svg:desc>
                </draw:g>
              </table:table-cell>
              <table:table-cell office:value-type="float" office:value="107.2">
                <text:p>107.2</text:p>
                <draw:g>
                  <svg:desc>Página1.F5:Página1.F13</svg:desc>
                </draw:g>
              </table:table-cell>
              <table:table-cell office:value-type="float" office:value="1.372">
                <text:p>1.372</text:p>
                <draw:g>
                  <svg:desc>Página1.F15:Página1.F23</svg:desc>
                </draw:g>
              </table:table-cell>
              <table:table-cell office:value-type="float" office:value="1.372">
                <text:p>1.372</text:p>
                <draw:g>
                  <svg:desc>Página1.F15:Página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63.8">
                <text:p>63.8</text:p>
              </table:table-cell>
              <table:table-cell office:value-type="float" office:value="0.938">
                <text:p>0.938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4.5">
                <text:p>54.5</text:p>
              </table:table-cell>
              <table:table-cell office:value-type="float" office:value="0.845">
                <text:p>0.845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47.9">
                <text:p>47.9</text:p>
              </table:table-cell>
              <table:table-cell office:value-type="float" office:value="0.779">
                <text:p>0.779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9.3">
                <text:p>39.3</text:p>
              </table:table-cell>
              <table:table-cell office:value-type="float" office:value="0.693">
                <text:p>0.693</text:p>
              </table:table-cell>
              <table:table-cell office:value-type="float" office:value="0.693">
                <text:p>0.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9.6">
                <text:p>29.6</text:p>
              </table:table-cell>
              <table:table-cell office:value-type="float" office:value="0.596">
                <text:p>0.596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24.3">
                <text:p>24.3</text:p>
              </table:table-cell>
              <table:table-cell office:value-type="float" office:value="0.543">
                <text:p>0.543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20.7">
                <text:p>20.7</text:p>
              </table:table-cell>
              <table:table-cell office:value-type="float" office:value="0.507">
                <text:p>0.507</text:p>
              </table:table-cell>
              <table:table-cell office:value-type="float" office:value="0.507">
                <text:p>0.5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Sheet3.D11:Sheet3.D18" chart:error-lower-range="Sheet3.D11:Sheet3.D1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Sheet3.D11:Sheet3.D18" chart:error-lower-range="Sheet3.D11:Sheet3.D18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11" style:family="chart">
      <style:chart-properties loext:regression-x-name="(T-T0)" loext:regression-y-name="R/R_0"/>
    </style:style>
    <style:style style:name="ch12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error-upper-indicator="true" chart:error-lower-indicator="true" chart:error-category="cell-range" chart:error-upper-range="Sheet3.D11:Sheet3.D18" chart:error-lower-range="Sheet3.D11:Sheet3.D18" loext:std-weight="1"/>
      <style:graphic-properties draw:stroke="solid" svg:stroke-width="0cm" svg:stroke-color="#000000" svg:stroke-opacity="100%" draw:stroke-linejoin="round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1cm" xlink:href=".." xlink:type="simple" chart:class="chart:scatter" chart:column-mapping="1 0" chart:style-name="ch1">
        <chart:title svg:x="1.732cm" svg:y="0.004cm" chart:style-name="ch2">
          <text:p>Resistencia relativa en función de la diferencia de Temperatura</text:p>
        </chart:title>
        <chart:plot-area chart:style-name="ch3" table:cell-range-address="Sheet3.C2:Sheet3.D9" svg:x="1.33cm" svg:y="1.275cm" svg:width="14.349cm" svg:height="6.565cm">
          <chart:coordinate-region svg:x="2.242cm" svg:y="1.474cm" svg:width="13.251cm" svg:height="5.719cm"/>
          <chart:axis chart:dimension="x" chart:name="primary-x" chart:style-name="ch4">
            <chart:title svg:x="5.801cm" svg:y="8.02cm" chart:style-name="ch5">
              <text:p>T-T0(K)</text:p>
            </chart:title>
          </chart:axis>
          <chart:axis chart:dimension="y" chart:name="primary-y" chart:style-name="ch6">
            <chart:title svg:x="0.451cm" svg:y="4.985cm" chart:style-name="ch7">
              <text:p>R/R0</text:p>
            </chart:title>
            <chart:grid chart:style-name="ch8" chart:class="major"/>
          </chart:axis>
          <chart:series chart:style-name="ch9" chart:values-cell-range-address="Sheet3.C2:Sheet3.C9" chart:class="chart:scatter">
            <chart:domain table:cell-range-address="Sheet3.D2:Sheet3.D9"/>
            <chart:regression-curve chart:style-name="ch10">
              <chart:equation chart:display-equation="true" chart:display-r-square="true" svg:x="3.05cm" svg:y="0.572cm" chart:style-name="ch11"/>
            </chart:regression-curve>
            <chart:error-indicator chart:style-name="ch12" chart:dimension="x"/>
            <chart:error-indicator chart:style-name="ch13" chart:dimension="y"/>
            <chart:data-point/>
            <chart:data-point chart:style-name="ch14"/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3.D2:Sheet3.D9</svg:desc>
                </draw:g>
              </table:table-cell>
              <table:table-cell office:value-type="float" office:value="1.0031847133758">
                <text:p>1.0031847133758</text:p>
                <draw:g>
                  <svg:desc>Sheet3.C2:Sheet3.C9</svg:desc>
                </draw:g>
              </table:table-cell>
              <table:table-cell office:value-type="float" office:value="0.0195859872611465">
                <text:p>0.0195859872611465</text:p>
                <draw:g>
                  <svg:desc>Sheet3.D11:Sheet3.D18</svg:desc>
                </draw:g>
              </table:table-cell>
              <table:table-cell office:value-type="float" office:value="0.0195859872611465">
                <text:p>0.0195859872611465</text:p>
                <draw:g>
                  <svg:desc>Sheet3.D11:Sheet3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996815286624204">
                <text:p>0.996815286624204</text:p>
              </table:table-cell>
              <table:table-cell office:value-type="float" office:value="0.0195222929936306">
                <text:p>0.0195222929936306</text:p>
              </table:table-cell>
              <table:table-cell office:value-type="float" office:value="0.0195222929936306">
                <text:p>0.0195222929936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.01273885350318">
                <text:p>1.01273885350318</text:p>
              </table:table-cell>
              <table:table-cell office:value-type="float" office:value="0.0196815286624204">
                <text:p>0.0196815286624204</text:p>
              </table:table-cell>
              <table:table-cell office:value-type="float" office:value="0.0196815286624204">
                <text:p>0.0196815286624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.02547770700637">
                <text:p>1.02547770700637</text:p>
              </table:table-cell>
              <table:table-cell office:value-type="float" office:value="0.0198089171974522">
                <text:p>0.0198089171974522</text:p>
              </table:table-cell>
              <table:table-cell office:value-type="float" office:value="0.0198089171974522">
                <text:p>0.0198089171974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.03821656050955">
                <text:p>1.03821656050955</text:p>
              </table:table-cell>
              <table:table-cell office:value-type="float" office:value="0.0199363057324841">
                <text:p>0.0199363057324841</text:p>
              </table:table-cell>
              <table:table-cell office:value-type="float" office:value="0.0199363057324841">
                <text:p>0.01993630573248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1.05414012738854">
                <text:p>1.05414012738854</text:p>
              </table:table-cell>
              <table:table-cell office:value-type="float" office:value="0.0200955414012739">
                <text:p>0.0200955414012739</text:p>
              </table:table-cell>
              <table:table-cell office:value-type="float" office:value="0.0200955414012739">
                <text:p>0.0200955414012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1.07006369426752">
                <text:p>1.07006369426752</text:p>
              </table:table-cell>
              <table:table-cell office:value-type="float" office:value="0.0202547770700637">
                <text:p>0.0202547770700637</text:p>
              </table:table-cell>
              <table:table-cell office:value-type="float" office:value="0.0202547770700637">
                <text:p>0.0202547770700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1.0859872611465">
                <text:p>1.0859872611465</text:p>
              </table:table-cell>
              <table:table-cell office:value-type="float" office:value="0.0204140127388535">
                <text:p>0.0204140127388535</text:p>
              </table:table-cell>
              <table:table-cell office:value-type="float" office:value="0.0204140127388535">
                <text:p>0.02041401273885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Página2.F16:Página2.F22" chart:error-lower-range="Página2.F16:Página2.F22"/>
    </style:style>
    <style:style style:name="ch4" style:family="chart" style:data-style-name="N126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6">
      <style:chart-properties chart:display-label="true" chart:logarithmic="false" chart:minimum="1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error-category="cell-range" chart:error-upper-range="Página2.F16:Página2.F22" chart:error-lower-range="Página2.F16:Página2.F22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100" chart:regression-type="linear"/>
      <style:graphic-properties svg:stroke-color="#004586"/>
    </style:style>
    <style:style style:name="ch11" style:family="chart">
      <style:chart-properties chart:error-upper-indicator="true" chart:error-lower-indicator="true" chart:error-category="cell-range" chart:error-upper-range="Página2.G16:Página2.G22" chart:error-lower-range="Página2.G16:Página2.G22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Página2.F16:Página2.F22" chart:error-lower-range="Página2.F16:Página2.F22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73cm" svg:height="9cm" xlink:href=".." xlink:type="simple" chart:class="chart:scatter" chart:column-mapping="1 0" chart:style-name="ch1">
        <chart:title svg:x="1.975cm" svg:y="0.597cm" chart:style-name="ch2">
          <text:p>Resistencia de la bobina de cobre como funcion de la temperatura</text:p>
        </chart:title>
        <chart:plot-area chart:style-name="ch3" table:cell-range-address="Página2.D6:Página2.E12" svg:x="1.344cm" svg:y="1.275cm" svg:width="14.996cm" svg:height="6.564cm">
          <chart:coordinate-region svg:x="2.627cm" svg:y="1.474cm" svg:width="13.104cm" svg:height="5.719cm"/>
          <chart:axis chart:dimension="x" chart:name="primary-x" chart:style-name="ch4">
            <chart:title svg:x="8.401cm" svg:y="8.019cm" chart:style-name="ch5">
              <text:p>T(°C)</text:p>
            </chart:title>
          </chart:axis>
          <chart:axis chart:dimension="y" chart:name="primary-y" chart:style-name="ch6">
            <chart:title svg:x="0.451cm" svg:y="4.958cm" chart:style-name="ch7">
              <text:p>R(Ω)</text:p>
            </chart:title>
            <chart:grid chart:style-name="ch8" chart:class="major"/>
          </chart:axis>
          <chart:series chart:style-name="ch9" chart:values-cell-range-address="Página2.D6:Página2.D12" chart:class="chart:scatter">
            <chart:domain table:cell-range-address="Página2.E6:Página2.E12"/>
            <chart:regression-curve chart:style-name="ch10"/>
            <chart:error-indicator chart:style-name="ch11" chart:dimension="x"/>
            <chart:error-indicator chart:style-name="ch12" chart:dimension="y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2">
                <text:p>23.2</text:p>
                <draw:g>
                  <svg:desc>Página2.E6:Página2.E12</svg:desc>
                </draw:g>
              </table:table-cell>
              <table:table-cell office:value-type="float" office:value="20.7272727272727">
                <text:p>20.7272727272727</text:p>
                <draw:g>
                  <svg:desc>Página2.D6:Página2.D12</svg:desc>
                </draw:g>
              </table:table-cell>
              <table:table-cell office:value-type="float" office:value="0.262">
                <text:p>0.262</text:p>
                <draw:g>
                  <svg:desc>Página2.G16:Página2.G22</svg:desc>
                </draw:g>
              </table:table-cell>
              <table:table-cell office:value-type="float" office:value="0.262">
                <text:p>0.262</text:p>
                <draw:g>
                  <svg:desc>Página2.G16:Página2.G22</svg:desc>
                </draw:g>
              </table:table-cell>
              <table:table-cell office:value-type="float" office:value="0.0386306553192792">
                <text:p>0.0386306553192792</text:p>
                <draw:g>
                  <svg:desc>Página2.F16:Página2.F22</svg:desc>
                </draw:g>
              </table:table-cell>
              <table:table-cell office:value-type="float" office:value="0.0386306553192792">
                <text:p>0.0386306553192792</text:p>
                <draw:g>
                  <svg:desc>Página2.F16:Página2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8">
                <text:p>28.8</text:p>
              </table:table-cell>
              <table:table-cell office:value-type="float" office:value="21.3170731707317">
                <text:p>21.3170731707317</text:p>
              </table:table-cell>
              <table:table-cell office:value-type="float" office:value="0.318">
                <text:p>0.318</text:p>
              </table:table-cell>
              <table:table-cell office:value-type="float" office:value="0.318">
                <text:p>0.318</text:p>
              </table:table-cell>
              <table:table-cell office:value-type="float" office:value="0.027388087000521">
                <text:p>0.027388087000521</text:p>
              </table:table-cell>
              <table:table-cell office:value-type="float" office:value="0.027388087000521">
                <text:p>0.027388087000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21.9333333333333">
                <text:p>21.9333333333333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0236840762754023">
                <text:p>0.0236840762754023</text:p>
              </table:table-cell>
              <table:table-cell office:value-type="float" office:value="0.0236840762754023">
                <text:p>0.0236840762754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.1">
                <text:p>49.1</text:p>
              </table:table-cell>
              <table:table-cell office:value-type="float" office:value="22.9292929292929">
                <text:p>22.9292929292929</text:p>
              </table:table-cell>
              <table:table-cell office:value-type="float" office:value="0.521">
                <text:p>0.521</text:p>
              </table:table-cell>
              <table:table-cell office:value-type="float" office:value="0.521">
                <text:p>0.521</text:p>
              </table:table-cell>
              <table:table-cell office:value-type="float" office:value="0.0223663370883732">
                <text:p>0.0223663370883732</text:p>
              </table:table-cell>
              <table:table-cell office:value-type="float" office:value="0.0223663370883732">
                <text:p>0.02236633708837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3">
                <text:p>65.3</text:p>
              </table:table-cell>
              <table:table-cell office:value-type="float" office:value="24.1935483870968">
                <text:p>24.1935483870968</text:p>
              </table:table-cell>
              <table:table-cell office:value-type="float" office:value="0.683">
                <text:p>0.683</text:p>
              </table:table-cell>
              <table:table-cell office:value-type="float" office:value="0.683">
                <text:p>0.683</text:p>
              </table:table-cell>
              <table:table-cell office:value-type="float" office:value="0.0220432235562965">
                <text:p>0.0220432235562965</text:p>
              </table:table-cell>
              <table:table-cell office:value-type="float" office:value="0.0220432235562965">
                <text:p>0.0220432235562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.6">
                <text:p>85.6</text:p>
              </table:table-cell>
              <table:table-cell office:value-type="float" office:value="25.7286432160804">
                <text:p>25.7286432160804</text:p>
              </table:table-cell>
              <table:table-cell office:value-type="float" office:value="0.886">
                <text:p>0.886</text:p>
              </table:table-cell>
              <table:table-cell office:value-type="float" office:value="0.886">
                <text:p>0.886</text:p>
              </table:table-cell>
              <table:table-cell office:value-type="float" office:value="0.0223526634763588">
                <text:p>0.0223526634763588</text:p>
              </table:table-cell>
              <table:table-cell office:value-type="float" office:value="0.0223526634763588">
                <text:p>0.0223526634763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7.4">
                <text:p>107.4</text:p>
              </table:table-cell>
              <table:table-cell office:value-type="float" office:value="27.5107296137339">
                <text:p>27.5107296137339</text:p>
              </table:table-cell>
              <table:table-cell office:value-type="float" office:value="1.104">
                <text:p>1.104</text:p>
              </table:table-cell>
              <table:table-cell office:value-type="float" office:value="1.104">
                <text:p>1.104</text:p>
              </table:table-cell>
              <table:table-cell office:value-type="float" office:value="0.0230785585294262">
                <text:p>0.0230785585294262</text:p>
              </table:table-cell>
              <table:table-cell office:value-type="float" office:value="0.0230785585294262">
                <text:p>0.02307855852942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 chart:error-category="cell-range" chart:error-upper-range="Sheet4.E13:Sheet4.E20" chart:error-lower-range="Sheet4.E13:Sheet4.E2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error-category="cell-range" chart:error-upper-range="Sheet4.E13:Sheet4.E20" chart:error-lower-range="Sheet4.E13:Sheet4.E20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chart-properties loext:regression-x-name="(1/T-1/T0)" loext:regression-y-name="ln(R/R0)"/>
    </style:style>
    <style:style style:name="ch11" style:family="chart">
      <style:chart-properties chart:error-upper-indicator="true" chart:error-lower-indicator="true" chart:error-category="cell-range" chart:error-upper-range="Sheet4.F13:Sheet4.F20" chart:error-lower-range="Sheet4.F13:Sheet4.F20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4.E13:Sheet4.E20" chart:error-lower-range="Sheet4.E13:Sheet4.E20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541cm" svg:height="11.534cm" xlink:href=".." xlink:type="simple" chart:class="chart:scatter" chart:column-mapping="1 0" chart:style-name="ch1">
        <chart:title svg:x="2.144cm" svg:y="0.072cm" chart:style-name="ch2">
          <text:p>Logarítmo de la resistencia relativa en función de la diferencia de los inversos de la temperatura para el material NTC</text:p>
        </chart:title>
        <chart:plot-area chart:style-name="ch3" table:cell-range-address="Sheet4.E2:Sheet4.F9" svg:x="1.421cm" svg:y="1.878cm" svg:width="18.71cm" svg:height="8.445cm">
          <chart:coordinate-region svg:x="2.148cm" svg:y="2.078cm" svg:width="17.373cm" svg:height="7.598cm"/>
          <chart:axis chart:dimension="x" chart:name="primary-x" chart:style-name="ch4">
            <chart:title svg:x="9.568cm" svg:y="10.553cm" chart:style-name="ch5">
              <text:p>1/T - 1/T0 (K^-1)</text:p>
            </chart:title>
            <chart:grid chart:style-name="ch6" chart:class="major"/>
          </chart:axis>
          <chart:axis chart:dimension="y" chart:name="primary-y" chart:style-name="ch4">
            <chart:title svg:x="0.451cm" svg:y="6.819cm" chart:style-name="ch7">
              <text:p>Ln(R/R0)</text:p>
            </chart:title>
            <chart:grid chart:style-name="ch6" chart:class="major"/>
          </chart:axis>
          <chart:series chart:style-name="ch8" chart:values-cell-range-address="Sheet4.E2:Sheet4.E9" chart:class="chart:scatter">
            <chart:domain table:cell-range-address="Sheet4.F2:Sheet4.F9"/>
            <chart:regression-curve chart:style-name="ch9">
              <chart:equation chart:display-equation="true" chart:display-r-square="true" svg:x="2.708cm" svg:y="1.122cm" chart:style-name="ch10"/>
            </chart:regression-curve>
            <chart:error-indicator chart:style-name="ch11" chart:dimension="x"/>
            <chart:error-indicator chart:style-name="ch12" chart:dimension="y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4453235683585">
                <text:p>0.000154453235683585</text:p>
                <draw:g>
                  <svg:desc>Sheet4.F2:Sheet4.F9</svg:desc>
                </draw:g>
              </table:table-cell>
              <table:table-cell office:value-type="float" office:value="0.518943058285958">
                <text:p>0.518943058285958</text:p>
                <draw:g>
                  <svg:desc>Sheet4.E2:Sheet4.E9</svg:desc>
                </draw:g>
              </table:table-cell>
              <table:table-cell office:value-type="float" office:value="0.00000526557326862225">
                <text:p>0.00000526557326862225</text:p>
                <draw:g>
                  <svg:desc>Sheet4.F13:Sheet4.F20</svg:desc>
                </draw:g>
              </table:table-cell>
              <table:table-cell office:value-type="float" office:value="0.00000526557326862225">
                <text:p>0.00000526557326862225</text:p>
                <draw:g>
                  <svg:desc>Sheet4.F13:Sheet4.F20</svg:desc>
                </draw:g>
              </table:table-cell>
              <table:table-cell office:value-type="float" office:value="0.0147021943573668">
                <text:p>0.0147021943573668</text:p>
                <draw:g>
                  <svg:desc>Sheet4.E13:Sheet4.E20</svg:desc>
                </draw:g>
              </table:table-cell>
              <table:table-cell office:value-type="float" office:value="0.0147021943573668">
                <text:p>0.0147021943573668</text:p>
                <draw:g>
                  <svg:desc>Sheet4.E13:Sheet4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06268225392221">
                <text:p>0.000206268225392221</text:p>
              </table:table-cell>
              <table:table-cell office:value-type="float" office:value="0.676495546967503">
                <text:p>0.676495546967503</text:p>
              </table:table-cell>
              <table:table-cell office:value-type="float" office:value="0.00000509876706968426">
                <text:p>0.00000509876706968426</text:p>
              </table:table-cell>
              <table:table-cell office:value-type="float" office:value="0.00000509876706968426">
                <text:p>0.00000509876706968426</text:p>
              </table:table-cell>
              <table:table-cell office:value-type="float" office:value="0.0155045871559633">
                <text:p>0.0155045871559633</text:p>
              </table:table-cell>
              <table:table-cell office:value-type="float" office:value="0.0155045871559633">
                <text:p>0.0155045871559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56454581132332">
                <text:p>0.000256454581132332</text:p>
              </table:table-cell>
              <table:table-cell office:value-type="float" office:value="0.805580744219832">
                <text:p>0.805580744219832</text:p>
              </table:table-cell>
              <table:table-cell office:value-type="float" office:value="0.00000493976341348915">
                <text:p>0.00000493976341348915</text:p>
              </table:table-cell>
              <table:table-cell office:value-type="float" office:value="0.00000493976341348915">
                <text:p>0.00000493976341348915</text:p>
              </table:table-cell>
              <table:table-cell office:value-type="float" office:value="0.0162630480167015">
                <text:p>0.0162630480167015</text:p>
              </table:table-cell>
              <table:table-cell office:value-type="float" office:value="0.0162630480167015">
                <text:p>0.01626304801670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05087900952898">
                <text:p>0.000305087900952898</text:p>
              </table:table-cell>
              <table:table-cell office:value-type="float" office:value="1.00347172976149">
                <text:p>1.00347172976149</text:p>
              </table:table-cell>
              <table:table-cell office:value-type="float" office:value="0.00000478808315052233">
                <text:p>0.00000478808315052233</text:p>
              </table:table-cell>
              <table:table-cell office:value-type="float" office:value="0.00000478808315052233">
                <text:p>0.00000478808315052233</text:p>
              </table:table-cell>
              <table:table-cell office:value-type="float" office:value="0.0176335877862595">
                <text:p>0.0176335877862595</text:p>
              </table:table-cell>
              <table:table-cell office:value-type="float" office:value="0.0176335877862595">
                <text:p>0.0176335877862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52239175372867">
                <text:p>0.000352239175372867</text:p>
              </table:table-cell>
              <table:table-cell office:value-type="float" office:value="1.14833572402054">
                <text:p>1.14833572402054</text:p>
              </table:table-cell>
              <table:table-cell office:value-type="float" office:value="0.00000464328335481123">
                <text:p>0.00000464328335481123</text:p>
              </table:table-cell>
              <table:table-cell office:value-type="float" office:value="0.00000464328335481123">
                <text:p>0.00000464328335481123</text:p>
              </table:table-cell>
              <table:table-cell office:value-type="float" office:value="0.0188235294117647">
                <text:p>0.0188235294117647</text:p>
              </table:table-cell>
              <table:table-cell office:value-type="float" office:value="0.0188235294117647">
                <text:p>0.0188235294117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97975133136076">
                <text:p>0.000397975133136076</text:p>
              </table:table-cell>
              <table:table-cell office:value-type="float" office:value="1.28692188730669">
                <text:p>1.28692188730669</text:p>
              </table:table-cell>
              <table:table-cell office:value-type="float" office:value="0.00000450495408674681">
                <text:p>0.00000450495408674681</text:p>
              </table:table-cell>
              <table:table-cell office:value-type="float" office:value="0.00000450495408674681">
                <text:p>0.00000450495408674681</text:p>
              </table:table-cell>
              <table:table-cell office:value-type="float" office:value="0.0201351351351351">
                <text:p>0.0201351351351351</text:p>
              </table:table-cell>
              <table:table-cell office:value-type="float" office:value="0.0201351351351351">
                <text:p>0.0201351351351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42358556291471">
                <text:p>0.000442358556291471</text:p>
              </table:table-cell>
              <table:table-cell office:value-type="float" office:value="1.4842198982902">
                <text:p>1.4842198982902</text:p>
              </table:table-cell>
              <table:table-cell office:value-type="float" office:value="0.00000437271548845779">
                <text:p>0.00000437271548845779</text:p>
              </table:table-cell>
              <table:table-cell office:value-type="float" office:value="0.00000437271548845779">
                <text:p>0.00000437271548845779</text:p>
              </table:table-cell>
              <table:table-cell office:value-type="float" office:value="0.0223456790123457">
                <text:p>0.0223456790123457</text:p>
              </table:table-cell>
              <table:table-cell office:value-type="float" office:value="0.0223456790123457">
                <text:p>0.0223456790123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85448567727345">
                <text:p>0.000485448567727345</text:p>
              </table:table-cell>
              <table:table-cell office:value-type="float" office:value="1.64456254836538">
                <text:p>1.64456254836538</text:p>
              </table:table-cell>
              <table:table-cell office:value-type="float" office:value="0.0000042462151732597">
                <text:p>0.0000042462151732597</text:p>
              </table:table-cell>
              <table:table-cell office:value-type="float" office:value="0.0000042462151732597">
                <text:p>0.0000042462151732597</text:p>
              </table:table-cell>
              <table:table-cell office:value-type="float" office:value="0.0244927536231884">
                <text:p>0.0244927536231884</text:p>
              </table:table-cell>
              <table:table-cell office:value-type="float" office:value="0.0244927536231884">
                <text:p>0.02449275362318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